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imathoptions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text-properties fo:language="en" fo:country="CA" officeooo:rsid="0017f0ec" officeooo:paragraph-rsid="001e1ea3"/>
    </style:style>
    <style:style style:name="P2" style:family="paragraph" style:parent-style-name="Standard">
      <style:text-properties fo:language="en" fo:country="CA" officeooo:rsid="0017f0ec" officeooo:paragraph-rsid="0017f0ec"/>
    </style:style>
    <style:style style:name="P3" style:family="paragraph" style:parent-style-name="Standard">
      <style:text-properties fo:language="en" fo:country="CA" fo:font-weight="bold" officeooo:rsid="002338aa" officeooo:paragraph-rsid="002338aa" style:font-weight-asian="bold" style:font-weight-complex="bold"/>
    </style:style>
    <style:style style:name="P4" style:family="paragraph" style:parent-style-name="Standard">
      <style:text-properties fo:language="en" fo:country="CA" officeooo:rsid="0017fa34" officeooo:paragraph-rsid="0019f7e4"/>
    </style:style>
    <style:style style:name="P5" style:family="paragraph" style:parent-style-name="Standard">
      <style:text-properties style:font-name="Consolas" fo:font-size="8pt" fo:language="en" fo:country="CA" officeooo:rsid="0017f0ec" officeooo:paragraph-rsid="005df147" style:font-size-asian="8pt" style:font-size-complex="8pt"/>
    </style:style>
    <style:style style:name="P6" style:family="paragraph" style:parent-style-name="Standard">
      <style:text-properties style:font-name="Consolas" fo:font-size="8pt" fo:language="en" fo:country="CA" officeooo:rsid="0017f0ec" officeooo:paragraph-rsid="006122fb" style:font-size-asian="8pt" style:font-size-complex="8pt"/>
    </style:style>
    <style:style style:name="P7" style:family="paragraph" style:parent-style-name="Standard">
      <style:text-properties style:font-name="Consolas" fo:font-size="8pt" fo:language="en" fo:country="CA" officeooo:rsid="001a6a85" officeooo:paragraph-rsid="006122fb" style:font-size-asian="8pt" style:font-size-complex="8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3cff04" style:font-size-asian="8pt" style:font-size-complex="8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5a0f0c" style:font-size-asian="8pt" style:font-size-complex="8pt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3d6e04" style:font-size-asian="8pt" style:font-size-complex="8pt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5a0f0c" style:font-size-asian="8pt" style:font-size-complex="8p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3d6e04" style:font-size-asian="10pt" style:font-size-complex="10pt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5a0f0c" style:font-size-asian="10pt" style:font-size-complex="10pt"/>
    </style:style>
    <style:style style:name="P14" style:family="paragraph" style:parent-style-name="Standard">
      <style:text-properties fo:color="#0000cd" loext:opacity="100%" style:font-name="Consolas" fo:font-size="8pt" fo:language="en" fo:country="CA" fo:font-style="italic" officeooo:rsid="0023471c" officeooo:paragraph-rsid="006122fb" style:font-size-asian="8pt" style:font-style-asian="italic" style:font-size-complex="8pt" style:font-style-complex="italic"/>
    </style:style>
    <style:style style:name="P15" style:family="paragraph" style:parent-style-name="Standard">
      <style:text-properties fo:font-size="10pt" fo:language="en" fo:country="CA" fo:font-weight="bold" officeooo:rsid="0017f0ec" officeooo:paragraph-rsid="001e1041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pt" fo:language="en" fo:country="CA" fo:font-weight="bold" officeooo:rsid="0023471c" officeooo:paragraph-rsid="0023471c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language="en" fo:country="CA" fo:font-weight="bold" officeooo:rsid="0023471c" officeooo:paragraph-rsid="00248a8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3d6e04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5a0f0c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fo:language="en" fo:country="CA" officeooo:rsid="001c6410" officeooo:paragraph-rsid="001c6410" style:font-size-asian="10pt" style:font-size-complex="10pt"/>
    </style:style>
    <style:style style:name="P21" style:family="paragraph" style:parent-style-name="Standard">
      <style:text-properties fo:font-size="10pt" fo:language="en" fo:country="CA" officeooo:rsid="0017f0ec" officeooo:paragraph-rsid="001c6410" style:font-size-asian="10pt" style:font-size-complex="10pt"/>
    </style:style>
    <style:style style:name="P22" style:family="paragraph" style:parent-style-name="Standard">
      <style:text-properties fo:font-size="10pt" fo:language="en" fo:country="CA" officeooo:rsid="0017f0ec" officeooo:paragraph-rsid="0017f0ec" style:font-size-asian="10pt" style:font-size-complex="10pt"/>
    </style:style>
    <style:style style:name="P23" style:family="paragraph" style:parent-style-name="Standard">
      <style:text-properties fo:font-size="10pt" fo:language="en" fo:country="CA" officeooo:rsid="0017f0ec" officeooo:paragraph-rsid="001e1041" style:font-size-asian="10pt" style:font-size-complex="10pt"/>
    </style:style>
    <style:style style:name="P24" style:family="paragraph" style:parent-style-name="Standard">
      <style:text-properties fo:font-size="10pt" fo:language="en" fo:country="CA" officeooo:rsid="0017f0ec" officeooo:paragraph-rsid="001e1ea3" style:font-size-asian="10pt" style:font-size-complex="10pt"/>
    </style:style>
    <style:style style:name="P25" style:family="paragraph" style:parent-style-name="Standard">
      <style:text-properties fo:font-size="10pt" fo:language="en" fo:country="CA" officeooo:rsid="0017f0ec" officeooo:paragraph-rsid="00248a81" style:font-size-asian="10pt" style:font-size-complex="10pt"/>
    </style:style>
    <style:style style:name="P26" style:family="paragraph" style:parent-style-name="Standard">
      <style:text-properties fo:font-size="10pt" fo:language="en" fo:country="CA" officeooo:rsid="0017f0ec" officeooo:paragraph-rsid="0026661d" style:font-size-asian="10pt" style:font-size-complex="10pt"/>
    </style:style>
    <style:style style:name="P27" style:family="paragraph" style:parent-style-name="Standard">
      <style:text-properties fo:font-size="10pt" fo:language="en" fo:country="CA" officeooo:rsid="0017f0ec" officeooo:paragraph-rsid="00485dc1" style:font-size-asian="10pt" style:font-size-complex="10pt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85dc1" style:font-size-asian="10pt" style:font-size-complex="10pt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9e2db" style:font-size-asian="10pt" style:font-size-complex="10pt"/>
    </style:style>
    <style:style style:name="P30" style:family="paragraph" style:parent-style-name="Standard">
      <style:text-properties fo:font-size="10pt" fo:language="en" fo:country="CA" officeooo:rsid="0017f0ec" officeooo:paragraph-rsid="004d3dc1" style:font-size-asian="10pt" style:font-size-complex="10pt"/>
    </style:style>
    <style:style style:name="P31" style:family="paragraph" style:parent-style-name="Standard">
      <style:text-properties fo:font-size="10pt" fo:language="en" fo:country="CA" officeooo:rsid="0017f0ec" officeooo:paragraph-rsid="005df147" style:font-size-asian="10pt" style:font-size-complex="10pt"/>
    </style:style>
    <style:style style:name="P32" style:family="paragraph" style:parent-style-name="Standard">
      <style:text-properties fo:font-size="10pt" fo:language="en" fo:country="CA" officeooo:rsid="0017f0ec" officeooo:paragraph-rsid="006122fb" style:font-size-asian="10pt" style:font-size-complex="10pt"/>
    </style:style>
    <style:style style:name="P33" style:family="paragraph" style:parent-style-name="Standard">
      <style:text-properties fo:font-size="10pt" fo:language="en" fo:country="CA" officeooo:rsid="001a6a85" officeooo:paragraph-rsid="001c6410" style:font-size-asian="10pt" style:font-size-complex="10pt"/>
    </style:style>
    <style:style style:name="P34" style:family="paragraph" style:parent-style-name="Standard">
      <style:text-properties fo:font-size="10pt" fo:language="en" fo:country="CA" officeooo:rsid="001e1041" officeooo:paragraph-rsid="001e1041" style:font-size-asian="10pt" style:font-size-complex="10pt"/>
    </style:style>
    <style:style style:name="P35" style:family="paragraph" style:parent-style-name="Standard">
      <style:text-properties fo:font-size="10pt" fo:language="en" fo:country="CA" officeooo:rsid="001e1041" officeooo:paragraph-rsid="002b6448" style:font-size-asian="10pt" style:font-size-complex="10pt"/>
    </style:style>
    <style:style style:name="P36" style:family="paragraph" style:parent-style-name="Standard">
      <style:text-properties fo:font-size="10pt" fo:language="en" fo:country="CA" officeooo:rsid="001e1041" officeooo:paragraph-rsid="004d3dc1" style:font-size-asian="10pt" style:font-size-complex="10pt"/>
    </style:style>
    <style:style style:name="P37" style:family="paragraph" style:parent-style-name="Standard">
      <style:text-properties fo:font-size="10pt" fo:language="en" fo:country="CA" officeooo:rsid="0026661d" officeooo:paragraph-rsid="0026661d" style:font-size-asian="10pt" style:font-size-complex="10pt"/>
    </style:style>
    <style:style style:name="P38" style:family="paragraph" style:parent-style-name="Standard">
      <style:text-properties fo:font-size="10pt" fo:language="en" fo:country="CA" officeooo:rsid="0026661d" officeooo:paragraph-rsid="00271531" style:font-size-asian="10pt" style:font-size-complex="10pt"/>
    </style:style>
    <style:style style:name="P39" style:family="paragraph" style:parent-style-name="Standard">
      <style:text-properties fo:font-size="10pt" fo:language="en" fo:country="CA" officeooo:rsid="0026661d" officeooo:paragraph-rsid="0027d21b" style:font-size-asian="10pt" style:font-size-complex="10pt"/>
    </style:style>
    <style:style style:name="P40" style:family="paragraph" style:parent-style-name="Standard">
      <style:text-properties fo:font-size="10pt" fo:language="en" fo:country="CA" officeooo:rsid="0026661d" officeooo:paragraph-rsid="00294a6a" style:font-size-asian="10pt" style:font-size-complex="10pt"/>
    </style:style>
    <style:style style:name="P41" style:family="paragraph" style:parent-style-name="Standard">
      <style:text-properties fo:font-size="10pt" fo:language="en" fo:country="CA" officeooo:rsid="00271531" officeooo:paragraph-rsid="00271531" style:font-size-asian="10pt" style:font-size-complex="10pt"/>
    </style:style>
    <style:style style:name="P42" style:family="paragraph" style:parent-style-name="Standard">
      <style:text-properties fo:font-size="10pt" fo:language="en" fo:country="CA" officeooo:rsid="00294a6a" officeooo:paragraph-rsid="00294a6a" style:font-size-asian="10pt" style:font-size-complex="10pt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4a6a" style:font-size-asian="10pt" style:font-size-complex="10pt"/>
    </style:style>
    <style:style style:name="P44" style:family="paragraph" style:parent-style-name="Standard">
      <style:text-properties fo:font-size="10pt" fo:language="en" fo:country="CA" officeooo:rsid="00294a6a" officeooo:paragraph-rsid="0029df4c" style:font-size-asian="10pt" style:font-size-complex="10pt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df4c" style:font-size-asian="10pt" style:font-size-complex="10pt"/>
    </style:style>
    <style:style style:name="P46" style:family="paragraph" style:parent-style-name="Standard">
      <style:text-properties fo:font-size="10pt" fo:language="en" fo:country="CA" officeooo:rsid="00294a6a" officeooo:paragraph-rsid="002d0327" style:font-size-asian="10pt" style:font-size-complex="10pt"/>
    </style:style>
    <style:style style:name="P47" style:family="paragraph" style:parent-style-name="Standard">
      <style:text-properties fo:font-size="10pt" fo:language="en" fo:country="CA" officeooo:rsid="00294a6a" officeooo:paragraph-rsid="0030a35f" style:font-size-asian="10pt" style:font-size-complex="10pt"/>
    </style:style>
    <style:style style:name="P48" style:family="paragraph" style:parent-style-name="Standard">
      <style:text-properties fo:font-size="10pt" fo:language="en" fo:country="CA" officeooo:rsid="00294a6a" officeooo:paragraph-rsid="0049e2db" style:font-size-asian="10pt" style:font-size-complex="10pt"/>
    </style:style>
    <style:style style:name="P49" style:family="paragraph" style:parent-style-name="Standard">
      <style:text-properties fo:font-size="10pt" fo:language="en" fo:country="CA" officeooo:rsid="00294a6a" officeooo:paragraph-rsid="004bb8c3" style:font-size-asian="10pt" style:font-size-complex="10pt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4e72a8" style:font-size-asian="10pt" style:font-size-complex="10pt"/>
    </style:style>
    <style:style style:name="P51" style:family="paragraph" style:parent-style-name="Standard">
      <style:text-properties fo:font-size="10pt" fo:language="en" fo:country="CA" officeooo:rsid="00294a6a" officeooo:paragraph-rsid="004e72a8" style:font-size-asian="10pt" style:font-size-complex="10pt"/>
    </style:style>
    <style:style style:name="P52" style:family="paragraph" style:parent-style-name="Standard">
      <style:text-properties fo:font-size="10pt" fo:language="en" fo:country="CA" officeooo:rsid="002ac41e" officeooo:paragraph-rsid="002ac41e" style:font-size-asian="10pt" style:font-size-complex="10pt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ac41e" officeooo:paragraph-rsid="002ac41e" style:font-size-asian="10pt" style:font-size-complex="10pt"/>
    </style:style>
    <style:style style:name="P54" style:family="paragraph" style:parent-style-name="Standard">
      <style:text-properties fo:font-size="10pt" fo:language="en" fo:country="CA" officeooo:rsid="002ac41e" officeooo:paragraph-rsid="004e72a8" style:font-size-asian="10pt" style:font-size-complex="10pt"/>
    </style:style>
    <style:style style:name="P55" style:family="paragraph" style:parent-style-name="Standard">
      <style:text-properties fo:font-size="10pt" fo:language="en" fo:country="CA" officeooo:rsid="002b6448" officeooo:paragraph-rsid="002b6448" style:font-size-asian="10pt" style:font-size-complex="10pt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b6448" officeooo:paragraph-rsid="002b6448" style:font-size-asian="10pt" style:font-size-complex="10pt"/>
    </style:style>
    <style:style style:name="P57" style:family="paragraph" style:parent-style-name="Standard">
      <style:text-properties fo:font-size="10pt" fo:language="en" fo:country="CA" officeooo:rsid="002b6448" officeooo:paragraph-rsid="002ac41e" style:font-size-asian="10pt" style:font-size-complex="10pt"/>
    </style:style>
    <style:style style:name="P58" style:family="paragraph" style:parent-style-name="Standard">
      <style:text-properties fo:font-size="10pt" fo:language="en" fo:country="CA" officeooo:rsid="002d0327" officeooo:paragraph-rsid="002d0327" style:font-size-asian="10pt" style:font-size-complex="10pt"/>
    </style:style>
    <style:style style:name="P5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d0327" officeooo:paragraph-rsid="002d0327" style:font-size-asian="10pt" style:font-size-complex="10pt"/>
    </style:style>
    <style:style style:name="P6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95ea" officeooo:paragraph-rsid="005a0f0c" style:font-size-asian="10pt" style:font-size-complex="10pt"/>
    </style:style>
    <style:style style:name="P61" style:family="paragraph" style:parent-style-name="Standard">
      <style:text-properties fo:font-size="10pt" fo:language="en" fo:country="CA" officeooo:rsid="0027d21b" officeooo:paragraph-rsid="0027d21b" style:font-size-asian="10pt" style:font-size-complex="10pt"/>
    </style:style>
    <style:style style:name="P62" style:family="paragraph" style:parent-style-name="Standard">
      <style:text-properties fo:font-size="10pt" fo:language="en" fo:country="CA" officeooo:rsid="0027d21b" officeooo:paragraph-rsid="00294a6a" style:font-size-asian="10pt" style:font-size-complex="10pt"/>
    </style:style>
    <style:style style:name="P63" style:family="paragraph" style:parent-style-name="Standard">
      <style:text-properties fo:font-size="10pt" fo:language="en" fo:country="CA" officeooo:rsid="00467bf9" officeooo:paragraph-rsid="00467bf9" style:font-size-asian="10pt" style:font-size-complex="10pt"/>
    </style:style>
    <style:style style:name="P64" style:family="paragraph" style:parent-style-name="Standard">
      <style:text-properties fo:font-size="10pt" fo:language="en" fo:country="CA" officeooo:rsid="004bb8c3" officeooo:paragraph-rsid="004bb8c3" style:font-size-asian="10pt" style:font-size-complex="10pt"/>
    </style:style>
    <style:style style:name="P6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4fa06d" officeooo:paragraph-rsid="004fa06d" style:font-size-asian="10pt" style:font-size-complex="10pt"/>
    </style:style>
    <style:style style:name="P6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3276d3" style:font-size-asian="10pt" style:font-size-complex="10pt"/>
    </style:style>
    <style:style style:name="P6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18d37" style:font-size-asian="10pt" style:font-size-complex="10pt"/>
    </style:style>
    <style:style style:name="P6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461f7" style:font-size-asian="10pt" style:font-size-complex="10pt"/>
    </style:style>
    <style:style style:name="P6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60aae" style:font-size-asian="10pt" style:font-size-complex="10pt"/>
    </style:style>
    <style:style style:name="P7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0a35f" officeooo:paragraph-rsid="0030a35f" style:font-size-asian="10pt" style:font-size-complex="10pt"/>
    </style:style>
    <style:style style:name="P7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35c5d" style:font-size-asian="10pt" style:font-size-complex="10pt"/>
    </style:style>
    <style:style style:name="P7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461f7" style:font-size-asian="10pt" style:font-size-complex="10pt"/>
    </style:style>
    <style:style style:name="P7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60aae" style:font-size-asian="10pt" style:font-size-complex="10pt"/>
    </style:style>
    <style:style style:name="P7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33c0cd" style:font-size-asian="10pt" style:font-size-complex="10pt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5a0f0c" style:font-size-asian="10pt" style:font-size-complex="10pt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3cff04" style:font-size-asian="10pt" style:font-size-complex="10pt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299" style:font-size-asian="10pt" style:font-size-complex="10pt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f0c" style:font-size-asian="10pt" style:font-size-complex="10pt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a0f0c" officeooo:paragraph-rsid="005a0f0c" style:font-size-asian="10pt" style:font-size-complex="10pt"/>
    </style:style>
    <style:style style:name="P80" style:family="paragraph" style:parent-style-name="Standard">
      <style:text-properties fo:font-size="10pt" fo:language="en" fo:country="CA" officeooo:rsid="003d8e0e" officeooo:paragraph-rsid="003d8e0e" style:font-size-asian="10pt" style:font-size-complex="10pt"/>
    </style:style>
    <style:style style:name="P81" style:family="paragraph" style:parent-style-name="Standard">
      <style:text-properties fo:font-size="10pt" fo:language="en" fo:country="CA" officeooo:rsid="003d8e0e" officeooo:paragraph-rsid="005a0f0c" style:font-size-asian="10pt" style:font-size-complex="10pt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60aae" officeooo:paragraph-rsid="00560aae" style:font-size-asian="10pt" style:font-size-complex="10pt"/>
    </style:style>
    <style:style style:name="P83" style:family="paragraph" style:parent-style-name="Text_20_body">
      <style:text-properties officeooo:rsid="00404350" officeooo:paragraph-rsid="004163b9"/>
    </style:style>
    <style:style style:name="P84" style:family="paragraph" style:parent-style-name="Text_20_body">
      <style:text-properties fo:font-weight="normal" officeooo:rsid="00404350" officeooo:paragraph-rsid="00404350" style:font-weight-asian="normal" style:font-weight-complex="normal"/>
    </style:style>
    <style:style style:name="P85" style:family="paragraph" style:parent-style-name="Text_20_body">
      <style:paragraph-properties fo:margin-left="1.251cm" fo:margin-right="0cm" fo:text-indent="0cm" style:auto-text-indent="false"/>
      <style:text-properties fo:font-weight="normal" officeooo:rsid="00404350" officeooo:paragraph-rsid="00404350" style:font-weight-asian="normal" style:font-weight-complex="normal"/>
    </style:style>
    <style:style style:name="P86" style:family="paragraph" style:parent-style-name="Text_20_body">
      <style:paragraph-properties fo:margin-left="1.251cm" fo:margin-right="0cm" fo:text-indent="0cm" style:auto-text-indent="false"/>
      <style:text-properties fo:font-weight="normal" officeooo:rsid="00404350" officeooo:paragraph-rsid="00467bf9" style:font-weight-asian="normal" style:font-weight-complex="normal"/>
    </style:style>
    <style:style style:name="P87" style:family="paragraph" style:parent-style-name="Text_20_body">
      <style:text-properties fo:font-weight="normal" officeooo:rsid="0042fdc7" officeooo:paragraph-rsid="0044a89d" style:font-weight-asian="normal" style:font-weight-complex="normal"/>
    </style:style>
    <style:style style:name="P88" style:family="paragraph" style:parent-style-name="Text_20_body">
      <style:paragraph-properties fo:margin-left="1.251cm" fo:margin-right="0cm" fo:text-indent="0cm" style:auto-text-indent="false"/>
      <style:text-properties fo:font-weight="normal" officeooo:rsid="0042fdc7" officeooo:paragraph-rsid="0042fdc7" style:font-weight-asian="normal" style:font-weight-complex="normal"/>
    </style:style>
    <style:style style:name="P8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0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1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2" style:family="paragraph" style:parent-style-name="Contents_20_Heading">
      <style:paragraph-properties fo:break-before="page"/>
    </style:style>
    <style:style style:name="P93" style:family="paragraph" style:parent-style-name="Standard">
      <style:paragraph-properties fo:margin-left="1.251cm" fo:margin-right="0cm" fo:text-indent="0cm" style:auto-text-indent="false"/>
    </style:style>
    <style:style style:name="P94" style:family="paragraph" style:parent-style-name="Standard">
      <style:paragraph-properties fo:margin-left="0cm" fo:margin-right="0cm" fo:text-indent="0cm" style:auto-text-indent="false"/>
      <style:text-properties officeooo:rsid="004d3dc1" officeooo:paragraph-rsid="004d3dc1"/>
    </style:style>
    <style:style style:name="P95" style:family="paragraph" style:parent-style-name="Text_20_body">
      <style:text-properties fo:font-weight="bold" officeooo:rsid="00404350" officeooo:paragraph-rsid="00404350" style:font-weight-asian="bold" style:font-weight-complex="bold"/>
    </style:style>
    <style:style style:name="P96" style:family="paragraph" style:parent-style-name="Text_20_body">
      <style:paragraph-properties fo:margin-left="1.251cm" fo:margin-right="0cm" fo:text-indent="0cm" style:auto-text-indent="false"/>
      <style:text-properties officeooo:paragraph-rsid="00467bf9"/>
    </style:style>
    <style:style style:name="P97" style:family="paragraph" style:parent-style-name="Text_20_body">
      <style:paragraph-properties fo:text-align="end" style:justify-single-word="false"/>
      <style:text-properties officeooo:rsid="005fc750" officeooo:paragraph-rsid="005fc750"/>
    </style:style>
    <style:style style:name="P98" style:family="paragraph" style:parent-style-name="Standard">
      <style:text-properties style:font-name="Consolas" fo:font-size="8pt" fo:language="en" fo:country="CA" officeooo:rsid="0017f0ec" officeooo:paragraph-rsid="006122fb" style:font-size-asian="8pt" style:font-size-complex="8pt"/>
    </style:style>
    <style:style style:name="P99" style:family="paragraph" style:parent-style-name="Heading_20_1">
      <style:paragraph-properties fo:break-before="page"/>
    </style:style>
    <style:style style:name="P100" style:family="paragraph" style:parent-style-name="Heading_20_1">
      <style:paragraph-properties fo:break-before="page"/>
      <style:text-properties officeooo:rsid="005df147" officeooo:paragraph-rsid="005df147"/>
    </style:style>
    <style:style style:name="P101" style:family="paragraph" style:parent-style-name="Heading_20_3" style:list-style-name="">
      <style:text-properties fo:font-size="10pt" fo:language="en" fo:country="CA" officeooo:rsid="0017f0ec" style:font-size-asian="10pt" style:font-size-complex="10pt"/>
    </style:style>
    <style:style style:name="P102" style:family="paragraph" style:parent-style-name="Heading_20_3">
      <style:text-properties officeooo:paragraph-rsid="004fa06d"/>
    </style:style>
    <style:style style:name="P103" style:family="paragraph" style:parent-style-name="Heading_20_4">
      <style:text-properties officeooo:paragraph-rsid="004fa06d"/>
    </style:style>
    <style:style style:name="T1" style:family="text">
      <style:text-properties officeooo:rsid="0017fa34"/>
    </style:style>
    <style:style style:name="T2" style:family="text">
      <style:text-properties officeooo:rsid="001a6a85"/>
    </style:style>
    <style:style style:name="T3" style:family="text">
      <style:text-properties officeooo:rsid="001c6410"/>
    </style:style>
    <style:style style:name="T4" style:family="text">
      <style:text-properties officeooo:rsid="001e10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c0cd" style:font-weight-asian="bold" style:font-weight-complex="bold"/>
    </style:style>
    <style:style style:name="T7" style:family="text">
      <style:text-properties fo:font-weight="bold" officeooo:rsid="003b0187" style:font-weight-asian="bold" style:font-weight-complex="bold"/>
    </style:style>
    <style:style style:name="T8" style:family="text">
      <style:text-properties fo:font-weight="bold" officeooo:rsid="003aaece" style:font-weight-asian="bold" style:font-weight-complex="bold"/>
    </style:style>
    <style:style style:name="T9" style:family="text">
      <style:text-properties fo:font-weight="bold" officeooo:rsid="003395ea" style:font-weight-asian="bold" style:font-weight-complex="bold"/>
    </style:style>
    <style:style style:name="T10" style:family="text">
      <style:text-properties fo:font-weight="bold" officeooo:rsid="005a0f0c" style:font-weight-asian="bold" style:font-weight-complex="bold"/>
    </style:style>
    <style:style style:name="T11" style:family="text">
      <style:text-properties officeooo:rsid="001e1ea3"/>
    </style:style>
    <style:style style:name="T12" style:family="text">
      <style:text-properties officeooo:rsid="001f9b0d"/>
    </style:style>
    <style:style style:name="T13" style:family="text">
      <style:text-properties officeooo:rsid="00218ce0"/>
    </style:style>
    <style:style style:name="T14" style:family="text">
      <style:text-properties officeooo:rsid="002338aa"/>
    </style:style>
    <style:style style:name="T15" style:family="text">
      <style:text-properties officeooo:rsid="0023471c"/>
    </style:style>
    <style:style style:name="T16" style:family="text">
      <style:text-properties officeooo:rsid="00248a81"/>
    </style:style>
    <style:style style:name="T17" style:family="text">
      <style:text-properties officeooo:rsid="0026661d"/>
    </style:style>
    <style:style style:name="T18" style:family="text">
      <style:text-properties officeooo:rsid="00271531"/>
    </style:style>
    <style:style style:name="T19" style:family="text">
      <style:text-properties officeooo:rsid="0027d21b"/>
    </style:style>
    <style:style style:name="T20" style:family="text">
      <style:text-properties officeooo:rsid="00294a6a"/>
    </style:style>
    <style:style style:name="T21" style:family="text">
      <style:text-properties officeooo:rsid="0029df4c"/>
    </style:style>
    <style:style style:name="T22" style:family="text">
      <style:text-properties officeooo:rsid="002b6448"/>
    </style:style>
    <style:style style:name="T23" style:family="text">
      <style:text-properties officeooo:rsid="002ef06e"/>
    </style:style>
    <style:style style:name="T24" style:family="text">
      <style:text-properties officeooo:rsid="003395ea"/>
    </style:style>
    <style:style style:name="T25" style:family="text">
      <style:text-properties officeooo:rsid="0033c0cd"/>
    </style:style>
    <style:style style:name="T26" style:family="text">
      <style:text-properties officeooo:rsid="003593df"/>
    </style:style>
    <style:style style:name="T27" style:family="text">
      <style:text-properties officeooo:rsid="0038ddac"/>
    </style:style>
    <style:style style:name="T28" style:family="text">
      <style:text-properties officeooo:rsid="003aaece"/>
    </style:style>
    <style:style style:name="T29" style:family="text">
      <style:text-properties officeooo:rsid="003d6e04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eeb0c" style:font-weight-asian="normal" style:font-weight-complex="normal"/>
    </style:style>
    <style:style style:name="T32" style:family="text">
      <style:text-properties fo:font-weight="normal" officeooo:rsid="003f3636" style:font-weight-asian="normal" style:font-weight-complex="normal"/>
    </style:style>
    <style:style style:name="T33" style:family="text">
      <style:text-properties fo:font-weight="normal" officeooo:rsid="003593df" style:font-weight-asian="normal" style:font-weight-complex="normal"/>
    </style:style>
    <style:style style:name="T34" style:family="text">
      <style:text-properties fo:font-weight="normal" officeooo:rsid="005a0f0c" style:font-weight-asian="normal" style:font-weight-complex="normal"/>
    </style:style>
    <style:style style:name="T35" style:family="text">
      <style:text-properties fo:font-weight="normal" officeooo:rsid="0061c816" style:font-weight-asian="normal" style:font-weight-complex="normal"/>
    </style:style>
    <style:style style:name="T36" style:family="text">
      <style:text-properties officeooo:rsid="003eeb0c"/>
    </style:style>
    <style:style style:name="T37" style:family="text">
      <style:text-properties officeooo:rsid="00404350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4163b9"/>
    </style:style>
    <style:style style:name="T40" style:family="text">
      <style:text-properties officeooo:rsid="0044a89d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officeooo:rsid="00467bf9" style:font-size-asian="10pt" style:font-size-complex="10pt"/>
    </style:style>
    <style:style style:name="T43" style:family="text">
      <style:text-properties fo:font-size="10pt" fo:font-weight="normal" officeooo:rsid="00404350" style:font-size-asian="10pt" style:font-weight-asian="normal" style:font-size-complex="10pt" style:font-weight-complex="normal"/>
    </style:style>
    <style:style style:name="T44" style:family="text">
      <style:text-properties fo:font-size="10pt" fo:font-weight="normal" officeooo:rsid="00467bf9" style:font-size-asian="10pt" style:font-weight-asian="normal" style:font-size-complex="10pt" style:font-weight-complex="normal"/>
    </style:style>
    <style:style style:name="T45" style:family="text">
      <style:text-properties fo:font-size="10pt" fo:font-weight="normal" officeooo:rsid="005fc750" style:font-size-asian="10pt" style:font-weight-asian="normal" style:font-size-complex="10pt" style:font-weight-complex="normal"/>
    </style:style>
    <style:style style:name="T46" style:family="text">
      <style:text-properties officeooo:rsid="00467bf9"/>
    </style:style>
    <style:style style:name="T47" style:family="text">
      <style:text-properties officeooo:rsid="00472faf"/>
    </style:style>
    <style:style style:name="T48" style:family="text">
      <style:text-properties officeooo:rsid="00485dc1"/>
    </style:style>
    <style:style style:name="T49" style:family="text">
      <style:text-properties officeooo:rsid="0049e2db"/>
    </style:style>
    <style:style style:name="T50" style:family="text">
      <style:text-properties officeooo:rsid="004bb8c3"/>
    </style:style>
    <style:style style:name="T51" style:family="text">
      <style:text-properties officeooo:rsid="004d3dc1"/>
    </style:style>
    <style:style style:name="T52" style:family="text">
      <style:text-properties officeooo:rsid="004e72a8"/>
    </style:style>
    <style:style style:name="T53" style:family="text">
      <style:text-properties style:text-underline-style="solid" style:text-underline-width="auto" style:text-underline-color="font-color" fo:font-weight="bold" officeooo:rsid="004e72a8" style:font-weight-asian="bold" style:font-weight-complex="bold"/>
    </style:style>
    <style:style style:name="T54" style:family="text">
      <style:text-properties officeooo:rsid="004fa06d"/>
    </style:style>
    <style:style style:name="T55" style:family="text">
      <style:text-properties officeooo:rsid="00518d37"/>
    </style:style>
    <style:style style:name="T56" style:family="text">
      <style:text-properties officeooo:rsid="00535c5d"/>
    </style:style>
    <style:style style:name="T57" style:family="text">
      <style:text-properties officeooo:rsid="005461f7"/>
    </style:style>
    <style:style style:name="T58" style:family="text">
      <style:text-properties officeooo:rsid="00560aae"/>
    </style:style>
    <style:style style:name="T59" style:family="text">
      <style:text-properties officeooo:rsid="00580456"/>
    </style:style>
    <style:style style:name="T60" style:family="text">
      <style:text-properties officeooo:rsid="005a0299"/>
    </style:style>
    <style:style style:name="T61" style:family="text">
      <style:text-properties officeooo:rsid="005a0f0c"/>
    </style:style>
    <style:style style:name="T62" style:family="text">
      <style:text-properties officeooo:rsid="005ac51c"/>
    </style:style>
    <style:style style:name="T63" style:family="text">
      <style:text-properties officeooo:rsid="006122fb"/>
    </style:style>
    <style:style style:name="T64" style:family="text">
      <style:text-properties style:font-name="Consolas" fo:font-size="8pt" style:font-size-asian="8pt" style:font-size-complex="8pt"/>
    </style:style>
    <style:style style:name="T65" style:family="text">
      <style:text-properties officeooo:rsid="0061c81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FILES MANAGER</text:p>
      <text:p text:style-name="P97">by Broken Registry <text:a xlink:type="simple" xlink:href="https://github.com/BrokenRegistry/rotp-Fusion-X/releases" text:style-name="Internet_20_link" text:visited-style-name="Visited_20_Internet_20_Link">https://github.com/BrokenRegistry/rotp-Fusion-X/releases</text:a></text:p>
      <text:h text:style-name="Heading_20_1" text:outline-level="1"><text:bookmark-start text:name="__RefHeading___Toc1073_3271568549"/><text:span text:style-name="T37">F</text:span>oreword <text:span text:style-name="T47">and credits</text:span><text:bookmark-end text:name="__RefHeading___Toc1073_3271568549"/></text:h>
      <text:p text:style-name="P83">This is a mod of the <text:span text:style-name="T51">wonderful</text:span> game <text:span text:style-name="T39">developed by Ray Fowler:</text:span> <text:span text:style-name="T5">Remnants of the Precursors</text:span><text:span text:style-name="T30">, which is a modernization of the 1993 strategy game "Master of Orion"</text:span></text:p>
      <text:p text:style-name="P95">Links</text:p>
      <text:p text:style-name="P85"><text:span text:style-name="T38">Official website:</text:span> <text:a xlink:type="simple" xlink:href="https://www.remnantsoftheprecursors.com/" text:style-name="Internet_20_link" text:visited-style-name="Visited_20_Internet_20_Link">https://www.remnantsoftheprecursors.com/</text:a></text:p>
      <text:p text:style-name="P85"><text:span text:style-name="T38">Community subreddit:</text:span> <text:a xlink:type="simple" xlink:href="https://www.reddit.com/r/rotp/" text:style-name="Internet_20_link" text:visited-style-name="Visited_20_Internet_20_Link">https://www.reddit.com/r/rotp/</text:a></text:p>
      <text:p text:style-name="P85"><text:span text:style-name="T38">Download build:</text:span> <text:a xlink:type="simple" xlink:href="https://rayfowler.itch.io/remnants-of-the-precursors/" text:style-name="Internet_20_link" text:visited-style-name="Visited_20_Internet_20_Link">https://rayfowler.itch.io/remnants-of-the-precursors/</text:a></text:p>
      <text:p text:style-name="P85"><text:span text:style-name="T38">Download source:</text:span> <text:a xlink:type="simple" xlink:href="https://github.com/rayfowler/rotp-public/" text:style-name="Internet_20_link" text:visited-style-name="Visited_20_Internet_20_Link">https://github.com/rayfowler/rotp-public/</text:a></text:p>
      <text:p text:style-name="P85"/>
      <text:p text:style-name="P84">This mod also include the <text:span text:style-name="T46">major </text:span>contributions of several active modders:</text:p>
      <text:p text:style-name="P88">The <text:span text:style-name="T37">Fusion </text:span>m<text:span text:style-name="T37">od </text:span>with it challenging AI by Xilmi.</text:p>
      <text:p text:style-name="P86"><text:span text:style-name="T41"><text:tab/></text:span><text:span text:style-name="T42">GitHub</text:span><text:span text:style-name="T41"> site: </text:span><text:a xlink:type="simple" xlink:href="https://github.com/Xilmi/rotp-coder/releases/" text:style-name="Internet_20_link" text:visited-style-name="Visited_20_Internet_20_Link"><text:span text:style-name="T41">https://github.com/Xilmi/rotp-coder/releases/</text:span></text:a></text:p>
      <text:p text:style-name="P88">The Modnar mod with its nice addition by <text:span text:style-name="T40">M</text:span>odnar_<text:span text:style-name="T40">H</text:span>ajile</text:p>
      <text:p text:style-name="P96"><text:span text:style-name="T43"><text:tab/></text:span><text:span text:style-name="T44">GitHub</text:span><text:span text:style-name="T43"> site: </text:span><text:a xlink:type="simple" xlink:href="https://github.com/modnar-hajile/rotp/releases/" text:style-name="Internet_20_link" text:visited-style-name="Visited_20_Internet_20_Link"><text:span text:style-name="T45">https://github.com/modnar-hajile/rotp/releases/</text:span></text:a></text:p>
      <text:p text:style-name="P88">The Governor mod, <text:span text:style-name="T40">the indispensable micro management remover, by coder111</text:span></text:p>
      <text:p text:style-name="P96"><text:span text:style-name="T43"><text:tab/></text:span><text:span text:style-name="T44">GitHub</text:span><text:span text:style-name="T43"> site: </text:span><text:a xlink:type="simple" xlink:href="https://github.com/coder111111/rotp-public/releases/" text:style-name="Internet_20_link" text:visited-style-name="Visited_20_Internet_20_Link"><text:span text:style-name="T45">https://github.com/coder111111/rotp-public/releases/</text:span></text:a></text:p>
      <text:p text:style-name="P87"/>
      <text:h text:style-name="P99" text:outline-level="1"><text:bookmark-start text:name="__RefHeading___Toc1075_3271568549"/>Introduction<text:bookmark-end text:name="__RefHeading___Toc1075_3271568549"/></text:h>
      <text:p text:style-name="P3"/>
      <text:h text:style-name="Heading_20_3" text:outline-level="3"><text:bookmark-start text:name="__RefHeading___Toc1077_3271568549"/>Main priority <text:span text:style-name="T4">for Profiles Manager</text:span>: <text:bookmark-end text:name="__RefHeading___Toc1077_3271568549"/></text:h>
      <text:p text:style-name="P20">This mod change nothing to the game without the user asking for a specific action!</text:p>
      <text:p text:style-name="P63">This mod is s<text:span text:style-name="T47">ave game compatible with the mod its snap on, this is </text:span><text:span text:style-name="T51">mandatory to</text:span><text:span text:style-name="T47"> allow </text:span><text:span text:style-name="T51">the </text:span><text:span text:style-name="T47">minor editing of the game files.</text:span></text:p>
      <text:p text:style-name="P20"/>
      <text:h text:style-name="Heading_20_3" text:outline-level="3"><text:bookmark-start text:name="__RefHeading___Toc1079_3271568549"/>Main functionalities:<text:bookmark-end text:name="__RefHeading___Toc1079_3271568549"/></text:h>
      <text:p text:style-name="P21">This mod allows <text:span text:style-name="T3">to save and reuse user preferred configurations as profiles.</text:span></text:p>
      <text:p text:style-name="P20">Each profiles may affects all parameters or only some!</text:p>
      <text:p text:style-name="P20">Several partial profiles can be loaded together to be combined.</text:p>
      <text:p text:style-name="P93"><text:span text:style-name="T3">For example, y</text:span>ou may have some <text:span text:style-name="T3">profiles</text:span> that influences the galaxy size, shape and quality, while some other influences the races and their relations.</text:p>
      <text:p text:style-name="P94">There is an option to ask for a random parameter.</text:p>
      <text:p text:style-name="P94"/>
      <text:p text:style-name="P34"><text:span text:style-name="T48">When loading a game file, </text:span><text:span text:style-name="T51">you have the option to change </text:span>some parameters. <text:span text:style-name="T22">(The file it self is not altered)</text:span></text:p>
      <text:p text:style-name="P33"/>
      <text:h text:style-name="Heading_20_3" text:outline-level="3"><text:bookmark-start text:name="__RefHeading___Toc1081_3271568549"/><text:span text:style-name="T48">Workflow</text:span>:<text:bookmark-end text:name="__RefHeading___Toc1081_3271568549"/></text:h>
      <text:p text:style-name="P22">- The Standard configuration file (Remnant.cfg) is loaded.</text:p>
      <text:p text:style-name="P21">- The<text:span text:style-name="T3">n the</text:span> <text:span text:style-name="T3">profiles</text:span> (<text:span text:style-name="T3">Profiles</text:span>.cfg) <text:span text:style-name="T4">is</text:span> loaded <text:span text:style-name="T3">to be ready for use. But nothing in the game is changed.</text:span></text:p>
      <text:p text:style-name="P23">- <text:span text:style-name="T1">The</text:span><text:span text:style-name="T4">n</text:span><text:span text:style-name="T1"> </text:span><text:span text:style-name="T4">the </text:span><text:span text:style-name="T3">u</text:span><text:span text:style-name="T1">ser may </text:span><text:span text:style-name="T4">ask for specific action thru the keyboard only, as no graphic interface is implemented.</text:span></text:p>
      <text:p text:style-name="P23">- <text:span text:style-name="T4">Before every action, the </text:span><text:span text:style-name="T3">Profiles</text:span>.cfg <text:span text:style-name="T4">is reloaded to take account of possible </text:span><text:span text:style-name="T48">user</text:span><text:span text:style-name="T4"> change</text:span><text:span text:style-name="T48">s</text:span><text:span text:style-name="T4">! </text:span><text:span text:style-name="T51">(Your preferred text file editor is the interface!</text:span></text:p>
      <text:p text:style-name="P27">- <text:span text:style-name="T1">When the “Start” button is </text:span><text:span text:style-name="T2">activated</text:span><text:span text:style-name="T1">, the </text:span><text:span text:style-name="T4">profiles are</text:span><text:span text:style-name="T1"> updated, </text:span><text:span text:style-name="T4">in conformity to user choices, </text:span><text:span text:style-name="T48">in the </text:span><text:span text:style-name="T3">Profiles</text:span>.cfg<text:span text:style-name="T4">.</text:span></text:p>
      <text:p text:style-name="P27">- <text:span text:style-name="T4">To change a game file. Go to load menu, select the file and press “X”.</text:span></text:p>
      <text:p text:style-name="P35"><text:tab/><text:span text:style-name="T22">The file it self is not altered, but at the next saving, the new configuration will be saved too.</text:span></text:p>
      <text:p text:style-name="P22"/>
      <text:h text:style-name="Heading_20_3" text:outline-level="3"><text:bookmark-start text:name="__RefHeading___Toc1083_3271568549"/>Other functionalities:<text:bookmark-end text:name="__RefHeading___Toc1083_3271568549"/></text:h>
      <text:p text:style-name="P23">- <text:span text:style-name="T4">The default Star spacing can be adjusted.</text:span></text:p>
      <text:p text:style-name="P36">- The probability of Star <text:span text:style-name="T51">Type</text:span> can be adjusted.</text:p>
      <text:p text:style-name="P36">- The probability of <text:span text:style-name="T51">Planet</text:span> <text:span text:style-name="T51">Type</text:span> can be adjusted.</text:p>
      <text:p text:style-name="P30">- <text:span text:style-name="T11">The available opponent Races can be filtered.</text:span></text:p>
      <text:p text:style-name="P30">- <text:span text:style-name="T51">The rolling sequence of the flags can be changed.</text:span></text:p>
      <text:p text:style-name="P23">- <text:span text:style-name="T48">Some Galaxy Pam zooming factors can be adjusted.</text:span></text:p>
      <text:p text:style-name="P15"/>
      <text:h text:style-name="P101" text:outline-level="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2">Table of Contents</text:p>
          </text:index-title>
          <text:p text:style-name="P89"><text:a xlink:type="simple" xlink:href="#__RefHeading___Toc1073_3271568549" text:style-name="Index_20_Link" text:visited-style-name="Index_20_Link">Foreword and credits<text:tab/>1</text:a></text:p>
          <text:p text:style-name="P89"><text:a xlink:type="simple" xlink:href="#__RefHeading___Toc1075_3271568549" text:style-name="Index_20_Link" text:visited-style-name="Index_20_Link">Introduction<text:tab/>2</text:a></text:p>
          <text:p text:style-name="P90"><text:a xlink:type="simple" xlink:href="#__RefHeading___Toc1077_3271568549" text:style-name="Index_20_Link" text:visited-style-name="Index_20_Link">Main priority for Profiles Manager:<text:tab/>2</text:a></text:p>
          <text:p text:style-name="P90"><text:a xlink:type="simple" xlink:href="#__RefHeading___Toc1079_3271568549" text:style-name="Index_20_Link" text:visited-style-name="Index_20_Link">Main functionalities:<text:tab/>2</text:a></text:p>
          <text:p text:style-name="P90"><text:a xlink:type="simple" xlink:href="#__RefHeading___Toc1081_3271568549" text:style-name="Index_20_Link" text:visited-style-name="Index_20_Link">Workflow:<text:tab/>2</text:a></text:p>
          <text:p text:style-name="P90"><text:a xlink:type="simple" xlink:href="#__RefHeading___Toc1083_3271568549" text:style-name="Index_20_Link" text:visited-style-name="Index_20_Link">Other functionalities:<text:tab/>2</text:a></text:p>
          <text:p text:style-name="P89"><text:a xlink:type="simple" xlink:href="#__RefHeading___Toc1085_3271568549" text:style-name="Index_20_Link" text:visited-style-name="Index_20_Link">How to use it<text:tab/>3</text:a></text:p>
          <text:p text:style-name="P90"><text:a xlink:type="simple" xlink:href="#__RefHeading___Toc1149_3166989914" text:style-name="Index_20_Link" text:visited-style-name="Index_20_Link">GUI Key assignations<text:tab/>3</text:a></text:p>
          <text:p text:style-name="P90"><text:a xlink:type="simple" xlink:href="#__RefHeading___Toc1151_3166989914" text:style-name="Index_20_Link" text:visited-style-name="Index_20_Link">Main Menu Key assignations<text:tab/>4</text:a></text:p>
          <text:p text:style-name="P90"><text:a xlink:type="simple" xlink:href="#__RefHeading___Toc1153_3166989914" text:style-name="Index_20_Link" text:visited-style-name="Index_20_Link">Parameters that may be used to change a game:<text:tab/>4</text:a></text:p>
          <text:p text:style-name="P89"><text:a xlink:type="simple" xlink:href="#__RefHeading___Toc1155_3166989914" text:style-name="Index_20_Link" text:visited-style-name="Index_20_Link">BrokenRegistry Added Parameters<text:tab/>5</text:a></text:p>
          <text:p text:style-name="P90"><text:a xlink:type="simple" xlink:href="#__RefHeading___Toc1087_3271568549" text:style-name="Index_20_Link" text:visited-style-name="Index_20_Link">Additions in Remnant.cfg<text:tab/>5</text:a></text:p>
          <text:p text:style-name="P91"><text:a xlink:type="simple" xlink:href="#__RefHeading___Toc1157_3166989914" text:style-name="Index_20_Link" text:visited-style-name="Index_20_Link">- SHOW_FLEET_FACTOR:<text:tab/>5</text:a></text:p>
          <text:p text:style-name="P91"><text:a xlink:type="simple" xlink:href="#__RefHeading___Toc1159_3166989914" text:style-name="Index_20_Link" text:visited-style-name="Index_20_Link">- SHOW_FLAG_FACTOR:<text:tab/>5</text:a></text:p>
          <text:p text:style-name="P91"><text:a xlink:type="simple" xlink:href="#__RefHeading___Toc1161_3166989914" text:style-name="Index_20_Link" text:visited-style-name="Index_20_Link">- SHOW_PATH_FACTOR:<text:tab/>5</text:a></text:p>
          <text:p text:style-name="P91"><text:a xlink:type="simple" xlink:href="#__RefHeading___Toc1163_3166989914" text:style-name="Index_20_Link" text:visited-style-name="Index_20_Link">- SHOW_NAME_MIN_FONT:<text:tab/>5</text:a></text:p>
          <text:p text:style-name="P91"><text:a xlink:type="simple" xlink:href="#__RefHeading___Toc1165_3166989914" text:style-name="Index_20_Link" text:visited-style-name="Index_20_Link">- SHOW_INFO_FONT_RATIO:<text:tab/>5</text:a></text:p>
          <text:p text:style-name="P91"><text:a xlink:type="simple" xlink:href="#__RefHeading___Toc1167_3166989914" text:style-name="Index_20_Link" text:visited-style-name="Index_20_Link">- MAP_FONT_FACTOR:<text:tab/>5</text:a></text:p>
          <text:p text:style-name="P90"><text:a xlink:type="simple" xlink:href="#__RefHeading___Toc1087_32715685491" text:style-name="Index_20_Link" text:visited-style-name="Index_20_Link">Additions in Profiles.cfg<text:tab/>5</text:a></text:p>
          <text:p text:style-name="P91"><text:a xlink:type="simple" xlink:href="#__RefHeading___Toc1236_3166989914" text:style-name="Index_20_Link" text:visited-style-name="Index_20_Link">MAXIMIZE EMPIRES SPACING:<text:tab/>5</text:a></text:p>
          <text:p text:style-name="P91"><text:a xlink:type="simple" xlink:href="#__RefHeading___Toc1238_3166989914" text:style-name="Index_20_Link" text:visited-style-name="Index_20_Link">MIN STARS PER EMPIRE:<text:tab/>5</text:a></text:p>
          <text:p text:style-name="P91"><text:a xlink:type="simple" xlink:href="#__RefHeading___Toc1240_3166989914" text:style-name="Index_20_Link" text:visited-style-name="Index_20_Link">PREF STARS PER EMPIRE:<text:tab/>5</text:a></text:p>
          <text:p text:style-name="P91"><text:a xlink:type="simple" xlink:href="#__RefHeading___Toc1242_3166989914" text:style-name="Index_20_Link" text:visited-style-name="Index_20_Link">STAR TYPE PROBABILITY:<text:tab/>5</text:a></text:p>
          <text:p text:style-name="P91"><text:a xlink:type="simple" xlink:href="#__RefHeading___Toc1244_3166989914" text:style-name="Index_20_Link" text:visited-style-name="Index_20_Link">PLANET TYPE PROBABILITY GLOBAL:<text:tab/>6</text:a></text:p>
          <text:p text:style-name="P91"><text:a xlink:type="simple" xlink:href="#__RefHeading___Toc1246_3166989914" text:style-name="Index_20_Link" text:visited-style-name="Index_20_Link">PLANET TYPE PROBABILITY STAR COLOUR:<text:tab/>6</text:a></text:p>
          <text:p text:style-name="P91"><text:a xlink:type="simple" xlink:href="#__RefHeading___Toc1248_3166989914" text:style-name="Index_20_Link" text:visited-style-name="Index_20_Link">GUI RACE FILTER: (available in Galaxy UI)<text:tab/>6</text:a></text:p>
          <text:p text:style-name="P91"><text:a xlink:type="simple" xlink:href="#__RefHeading___Toc1250_3166989914" text:style-name="Index_20_Link" text:visited-style-name="Index_20_Link">GAME RACE FILTER: (available in Galaxy UI)<text:tab/>6</text:a></text:p>
          <text:p text:style-name="P91"><text:a xlink:type="simple" xlink:href="#__RefHeading___Toc1252_3166989914" text:style-name="Index_20_Link" text:visited-style-name="Index_20_Link">GUI PRESET OPPONENT: (available in Galaxy UI)<text:tab/>6</text:a></text:p>
          <text:p text:style-name="P91"><text:a xlink:type="simple" xlink:href="#__RefHeading___Toc1254_3166989914" text:style-name="Index_20_Link" text:visited-style-name="Index_20_Link">START PRESET OPPONENT: (available in Galaxy UI)<text:tab/>6</text:a></text:p>
          <text:p text:style-name="P89"><text:a xlink:type="simple" xlink:href="#__RefHeading___Toc1231_3166989914" text:style-name="Index_20_Link" text:visited-style-name="Index_20_Link">File Content Description<text:tab/>8</text:a></text:p>
          <text:p text:style-name="P89"><text:a xlink:type="simple" xlink:href="#__RefHeading___Toc1231_31669899141" text:style-name="Index_20_Link" text:visited-style-name="Index_20_Link">Initial Profile.cfg<text:tab/>10</text:a></text:p>
        </text:index-body>
      </text:table-of-content>
      <text:h text:style-name="Heading_20_1" text:outline-level="1"><text:bookmark-start text:name="__RefHeading___Toc1085_3271568549"/>How to use it<text:bookmark-end text:name="__RefHeading___Toc1085_3271568549"/></text:h>
      <text:h text:style-name="Heading_20_3" text:outline-level="3"><text:bookmark-start text:name="__RefHeading___Toc1149_3166989914"/><text:span text:style-name="T49">GUI </text:span>Key assignations<text:bookmark-end text:name="__RefHeading___Toc1149_3166989914"/></text:h>
      <text:p text:style-name="P42">To load a profile to the current GUI, press “L”, or “Shift-L” for all GUI:</text:p>
      <text:p text:style-name="P43"><text:span text:style-name="T52">All t</text:span>he profiles containing the action “Load” will be loaded, <text:span text:style-name="T52">and if some affect the same parameter, the last profile win. </text:span></text:p>
      <text:p text:style-name="P42"/>
      <text:p text:style-name="P44">To <text:span text:style-name="T21">use the alternative </text:span>load, press “<text:span text:style-name="T21">R</text:span>”, or “Shift-<text:span text:style-name="T21">R</text:span>” for all GUI:</text:p>
      <text:p text:style-name="P50"><text:span text:style-name="T52">All t</text:span>he profiles containing the action “<text:span text:style-name="T21">Surprise</text:span>” will be loaded. <text:span text:style-name="T21">(I use it for profile set to Random)</text:span></text:p>
      <text:p text:style-name="P44"/>
      <text:p text:style-name="P52">To load the BrokenRegistry specific parameters, <text:span text:style-name="T20">press “</text:span>B<text:span text:style-name="T20">” for “</text:span>Load<text:span text:style-name="T20">” </text:span>action<text:span text:style-name="T20">, or “Shift-</text:span>B<text:span text:style-name="T20">” for “</text:span><text:span text:style-name="T21">Surprise</text:span><text:span text:style-name="T20">” </text:span>action<text:span text:style-name="T20">:</text:span></text:p>
      <text:p text:style-name="P53">Having no GUI, I has to use a specific Key!</text:p>
      <text:p text:style-name="P52"/>
      <text:p text:style-name="P44">To load <text:span text:style-name="T21">the Default value</text:span> to the current GUI, press “<text:span text:style-name="T21">D</text:span>”, or “Shift-<text:span text:style-name="T21">D</text:span>” for all GUI:</text:p>
      <text:p text:style-name="P45">The <text:span text:style-name="T21">GUI value will be set to the internal default values</text:span>.</text:p>
      <text:p text:style-name="P44"/>
      <text:p text:style-name="P51">To <text:span text:style-name="T21">re</text:span>load <text:span text:style-name="T21">the Initial value</text:span> to the current GUI, press “<text:span text:style-name="T21">I</text:span>”, or “Shift-<text:span text:style-name="T21">I</text:span>” for all GUI:</text:p>
      <text:p text:style-name="P50">The <text:span text:style-name="T21">GUI value will be set to the values present when launching ROTP.</text:span></text:p>
      <text:p text:style-name="P51"/>
      <text:p text:style-name="P51">To <text:span text:style-name="T21">re</text:span>load <text:span text:style-name="T21">the </text:span><text:span text:style-name="T52">last session</text:span><text:span text:style-name="T21"> value</text:span><text:span text:style-name="T52">s </text:span>to the current GUI, press “<text:span text:style-name="T52">F</text:span>” <text:span text:style-name="T52">(</text:span><text:span text:style-name="T53">F</text:span><text:span text:style-name="T52">ormer)</text:span>, or “Shift-<text:span text:style-name="T52">F</text:span>” for all GUI:</text:p>
      <text:p text:style-name="P50">The <text:span text:style-name="T21">GUI value will be set to the values present </text:span><text:span text:style-name="T52">the last time </text:span><text:span text:style-name="T21">ROTP </text:span><text:span text:style-name="T52">was closed</text:span><text:span text:style-name="T21">.</text:span></text:p>
      <text:p text:style-name="P51"><text:soft-page-break/></text:p>
      <text:p text:style-name="P51">To <text:span text:style-name="T21">re</text:span>load <text:span text:style-name="T21">the </text:span><text:span text:style-name="T52">last</text:span><text:span text:style-name="T21"> </text:span><text:span text:style-name="T52">played game </text:span><text:span text:style-name="T21">value</text:span> to the current GUI, press “<text:span text:style-name="T52">G</text:span>”, or “Shift-<text:span text:style-name="T52">G</text:span>” for all GUI:</text:p>
      <text:p text:style-name="P50">The <text:span text:style-name="T21">GUI value will be set to the values </text:span><text:span text:style-name="T52">of the last played Game.</text:span></text:p>
      <text:p text:style-name="P51"/>
      <text:p text:style-name="P54">To Save All parameters to the file Profiles.cfg, <text:span text:style-name="T20">press “</text:span>U<text:span text:style-name="T20">”.</text:span></text:p>
      <text:p text:style-name="P57"/>
      <text:h text:style-name="Heading_20_3" text:outline-level="3"><text:bookmark-start text:name="__RefHeading___Toc1151_3166989914"/>Main Menu Key assignations<text:bookmark-end text:name="__RefHeading___Toc1151_3166989914"/></text:h>
      <text:p text:style-name="P49"><text:span text:style-name="T54">To l</text:span>oad <text:span text:style-name="T54">All </text:span>Profiles with option "Surprise" and <text:span text:style-name="T50">directly S</text:span>tart <text:span text:style-name="T50">the</text:span> Game: <text:span text:style-name="T50">P</text:span>ress “Shift-<text:span text:style-name="T50">R</text:span>”...</text:p>
      <text:p text:style-name="P64">Somehow, you will then be at the same level as the AI: Not choosing the game configuration! </text:p>
      <text:p text:style-name="P48"/>
      <text:p text:style-name="P55">To Change a game file:</text:p>
      <text:p text:style-name="P55"><text:tab/>Go to <text:span text:style-name="T54">the </text:span>Load Menu, select the file and press “X”.</text:p>
      <text:p text:style-name="P55"/>
      <text:h text:style-name="Heading_20_3" text:outline-level="3"><text:bookmark-start text:name="__RefHeading___Toc1153_3166989914"/>Parameters that may be used to change a game:<text:bookmark-end text:name="__RefHeading___Toc1153_3166989914"/></text:h>
      <text:p text:style-name="P55">...No galaxy options... Of course!!!</text:p>
      <text:p text:style-name="P55"/>
      <text:p text:style-name="P55">PLAYER RACE:</text:p>
      <text:p text:style-name="P65">This is not for cheating purpose, and it was not tested for this.</text:p>
      <text:p text:style-name="P65"><text:span text:style-name="T22">I use it to restart a game with another race, and </text:span>this<text:span text:style-name="T22"> works well...</text:span></text:p>
      <text:p text:style-name="P56">I don’t know what happen if used late in the game... Tell us your funny story!</text:p>
      <text:p text:style-name="P55"/>
      <text:p text:style-name="P55">PLAYER COLOR:</text:p>
      <text:p text:style-name="P44">PLAYER HOMEWORLD: <text:span text:style-name="T22">(and the MODNAR extra home worlds)</text:span></text:p>
      <text:p text:style-name="P44">PLAYER NAME:</text:p>
      <text:p text:style-name="P45">... <text:span text:style-name="T22">Well if you change the race, you better change these too!</text:span></text:p>
      <text:p text:style-name="P44"/>
      <text:p text:style-name="P44">RANDOM EVENTS:</text:p>
      <text:p text:style-name="P59">As we often forget to set it!</text:p>
      <text:p text:style-name="P59">If the event is already started: it’s too late, but you can avoid the next...</text:p>
      <text:p text:style-name="P58"/>
      <text:p text:style-name="P46">COUNCIL:</text:p>
      <text:p text:style-name="P58">TECH TRADING:</text:p>
      <text:p text:style-name="P58">COLONIZING:</text:p>
      <text:p text:style-name="P58">ALWAYS STAR GATES:</text:p>
      <text:p text:style-name="P58">ALWAYS THORIUM:</text:p>
      <text:p text:style-name="P59">Those <text:span text:style-name="T23">are implemented but</text:span> haven’t bean tested very much... Feed back is welcome!</text:p>
      <text:p text:style-name="P58"/>
      <text:p text:style-name="P58">And for info, those are not stored in the game, but in “Remnant.cfg”.</text:p>
      <text:p text:style-name="P59">CUSTOM DIFFICULTY</text:p>
      <text:p text:style-name="P59">DYNAMIC DIFFICULTY</text:p>
      <text:p text:style-name="P59">MISSILE SIZE MODIFIER</text:p>
      <text:h text:style-name="P99" text:outline-level="1"><text:bookmark-start text:name="__RefHeading___Toc1155_3166989914"/>BrokenRegistry Added Parameters<text:bookmark-end text:name="__RefHeading___Toc1155_3166989914"/></text:h>
      <text:h text:style-name="Heading_20_3" text:outline-level="3"><text:bookmark-start text:name="__RefHeading___Toc1087_3271568549"/>Additions in Remnant.cfg<text:bookmark-end text:name="__RefHeading___Toc1087_3271568549"/></text:h>
      <text:p text:style-name="P27">The <text:span text:style-name="T11">following parameters have been added:</text:span></text:p>
      <text:h text:style-name="Heading_20_4" text:outline-level="4"><text:bookmark-start text:name="__RefHeading___Toc1157_3166989914"/>- SHOW_FLEET_FACTOR:<text:bookmark-end text:name="__RefHeading___Toc1157_3166989914"/></text:h>
      <text:p text:style-name="P29"><text:span text:style-name="T11">To adjust the </text:span><text:span text:style-name="T12">g</text:span><text:span text:style-name="T11">alaxy </text:span><text:span text:style-name="T12">m</text:span><text:span text:style-name="T11">ap fleets disappearance while zooming</text:span><text:span text:style-name="T4">.<text:line-break/></text:span><text:span text:style-name="T13">Bigger factor means stay longer to the screen</text:span><text:tab/><text:span text:style-name="T13">Default value = 1.0</text:span></text:p>
      <text:h text:style-name="P103" text:outline-level="4"><text:bookmark-start text:name="__RefHeading___Toc1159_3166989914"/>- SHOW_<text:span text:style-name="T11">FLAG</text:span>_FACTOR:<text:bookmark-end text:name="__RefHeading___Toc1159_3166989914"/></text:h>
      <text:p text:style-name="P29"><text:span text:style-name="T11">To adjust the </text:span><text:span text:style-name="T12">g</text:span><text:span text:style-name="T11">alaxy </text:span><text:span text:style-name="T12">m</text:span><text:span text:style-name="T11">ap flags disappearance while zooming</text:span><text:span text:style-name="T4">.</text:span></text:p>
      <text:p text:style-name="P28"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61_3166989914"/>- SHOW_<text:span text:style-name="T11">PATH</text:span>_FACTOR:<text:bookmark-end text:name="__RefHeading___Toc1161_3166989914"/></text:h>
      <text:p text:style-name="P29"><text:span text:style-name="T11">To adjust the </text:span><text:span text:style-name="T12">g</text:span><text:span text:style-name="T11">alaxy </text:span><text:span text:style-name="T12">m</text:span><text:span text:style-name="T11">ap paths disappearance while zooming</text:span><text:span text:style-name="T4">.</text:span></text:p>
      <text:p text:style-name="P28"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63_3166989914"/>- SHOW_NAME_MIN_FONT:<text:bookmark-end text:name="__RefHeading___Toc1163_3166989914"/></text:h>
      <text:p text:style-name="P29"><text:span text:style-name="T11">To adjust the </text:span><text:span text:style-name="T12">g</text:span><text:span text:style-name="T11">alaxy </text:span><text:span text:style-name="T12">m</text:span><text:span text:style-name="T11">ap </text:span><text:span text:style-name="T12">s</text:span><text:span text:style-name="T11">tar </text:span><text:span text:style-name="T12">n</text:span><text:span text:style-name="T11">ame disappearance</text:span><text:span text:style-name="T4">.</text:span></text:p>
      <text:p text:style-name="P28"><text:span text:style-name="T13">Smaller value means stay longer to the screen</text:span><text:tab/><text:span text:style-name="T13">Default value = 8</text:span></text:p>
      <text:h text:style-name="Heading_20_4" text:outline-level="4"><text:bookmark-start text:name="__RefHeading___Toc1165_3166989914"/>- SHOW_INFO_FONT_RATIO:<text:bookmark-end text:name="__RefHeading___Toc1165_3166989914"/></text:h>
      <text:p text:style-name="P29"><text:span text:style-name="T49">T</text:span><text:span text:style-name="T11">o adjust the </text:span><text:span text:style-name="T12">g</text:span><text:span text:style-name="T11">alaxy </text:span><text:span text:style-name="T12">m</text:span><text:span text:style-name="T11">ap swap info to name only</text:span><text:span text:style-name="T4">.</text:span></text:p>
      <text:p text:style-name="P28"><text:span text:style-name="T13">Bigger ratio means stay longer to the screen</text:span><text:tab/><text:tab/><text:span text:style-name="T13">Default value = 0.7</text:span></text:p>
      <text:h text:style-name="Heading_20_4" text:outline-level="4"><text:bookmark-start text:name="__RefHeading___Toc1167_3166989914"/>- MAP_FONT_FACTOR:<text:bookmark-end text:name="__RefHeading___Toc1167_3166989914"/></text:h>
      <text:p text:style-name="P29"><text:span text:style-name="T11">To adjust the galaxy map font size</text:span><text:span text:style-name="T4">.</text:span></text:p>
      <text:p text:style-name="P28"><text:span text:style-name="T13">Bigger factor means bigger fonts<text:tab/><text:tab/></text:span><text:tab/><text:span text:style-name="T13">Default value = 1.0</text:span></text:p>
      <text:p text:style-name="P47"/>
      <text:h text:style-name="P102" text:outline-level="3"><text:bookmark-start text:name="__RefHeading___Toc1087_32715685491"/>Additions in <text:span text:style-name="T54">Profiles</text:span>.cfg<text:bookmark-end text:name="__RefHeading___Toc1087_32715685491"/></text:h>
      <text:h text:style-name="Heading_20_4" text:outline-level="4"><text:bookmark-start text:name="__RefHeading___Toc1236_3166989914"/>MAXIMIZE EMPIRES SPACING:<text:bookmark-end text:name="__RefHeading___Toc1236_3166989914"/></text:h>
      <text:p text:style-name="P66">Default value: NO</text:p>
      <text:p text:style-name="P70">I don’t like being squeezed in a corned in big map with few opponents...</text:p>
      <text:p text:style-name="P70"><text:span text:style-name="T54">W</text:span>ith this option activated, the space between every empire will be maximized.</text:p>
      <text:h text:style-name="Heading_20_4" text:outline-level="4"><text:bookmark-start text:name="__RefHeading___Toc1238_3166989914"/>MIN STARS PER EMPIRE:<text:bookmark-end text:name="__RefHeading___Toc1238_3166989914"/></text:h>
      <text:p text:style-name="P66">Default value: 8</text:p>
      <text:p text:style-name="P66"><text:span text:style-name="T55">Minimum number of stars around every empires. </text:span>This parameter will affect the maximum number of <text:span text:style-name="T55">allowed </text:span>opponents, also depend o<text:span text:style-name="T55">n the size of the</text:span> galaxy.</text:p>
      <text:h text:style-name="Heading_20_4" text:outline-level="4"><text:bookmark-start text:name="__RefHeading___Toc1240_3166989914"/>PREF STARS PER EMPIRE:<text:bookmark-end text:name="__RefHeading___Toc1240_3166989914"/></text:h>
      <text:p text:style-name="P66">Default value: 16</text:p>
      <text:p text:style-name="P67"><text:span text:style-name="T55">Preferred number of stars around every empires. </text:span>This parameter will affect the default selected number of opponents, also depend o<text:span text:style-name="T55">n the size of the</text:span> galaxy.</text:p>
      <text:p text:style-name="P66">This parameter will be disabled as soon as the number of opponent<text:span text:style-name="T56">s</text:span> is chosen.</text:p>
      <text:h text:style-name="Heading_20_4" text:outline-level="4"><text:bookmark-start text:name="__RefHeading___Toc1242_3166989914"/>STAR TYPE PROBABILITY:<text:bookmark-end text:name="__RefHeading___Toc1242_3166989914"/></text:h>
      <text:p text:style-name="P66">Default value: 1.0</text:p>
      <text:p text:style-name="P71">Modify the probability of appearance of each star colour.</text:p>
      <text:p text:style-name="P71">A positive value will multiply the base probability.</text:p>
      <text:p text:style-name="P71"><text:soft-page-break/>A negative values replace it (after the sign is changed, of course!).</text:p>
      <text:p text:style-name="P71">Be careful... This could terribly affect the game!</text:p>
      <text:h text:style-name="Heading_20_4" text:outline-level="4"><text:bookmark-start text:name="__RefHeading___Toc1244_3166989914"/>PLANET TYPE PROBABILITY <text:span text:style-name="T57">GLOBAL</text:span>:<text:bookmark-end text:name="__RefHeading___Toc1244_3166989914"/></text:h>
      <text:p text:style-name="P68">Default value: 1.0</text:p>
      <text:p text:style-name="P68"><text:span text:style-name="T56">Modify the</text:span><text:span text:style-name="T57"> </text:span><text:span text:style-name="T56">probability of appearance of each </text:span><text:span text:style-name="T57">planet type, globally for all</text:span><text:span text:style-name="T56"> </text:span><text:span text:style-name="T57">star </text:span><text:span text:style-name="T56">colour.</text:span></text:p>
      <text:p text:style-name="P72">A positive value will multiply the base probability.</text:p>
      <text:p text:style-name="P72">A negative values replace it (after the sign is changed, of course!).</text:p>
      <text:p text:style-name="P72">Be careful... This could terribly affect the game!</text:p>
      <text:h text:style-name="Heading_20_4" text:outline-level="4"><text:bookmark-start text:name="__RefHeading___Toc1246_3166989914"/>PLANET TYPE PROBABILITY <text:span text:style-name="T58">STAR COLOUR</text:span>:<text:bookmark-end text:name="__RefHeading___Toc1246_3166989914"/></text:h>
      <text:p text:style-name="P69">Default value: 1.0</text:p>
      <text:p text:style-name="P69"><text:span text:style-name="T56">Modify the</text:span><text:span text:style-name="T57"> </text:span><text:span text:style-name="T56">probability of appearance of each </text:span><text:span text:style-name="T57">planet type, globally </text:span><text:span text:style-name="T58">this specific</text:span><text:span text:style-name="T56"> </text:span><text:span text:style-name="T57">star </text:span><text:span text:style-name="T56">colour.</text:span></text:p>
      <text:p text:style-name="P73">A positive value will multiply the base probability.</text:p>
      <text:p text:style-name="P73">A negative values replace it (after the sign is changed, of course!).</text:p>
      <text:p text:style-name="P82">This parameter is applied after the global one.</text:p>
      <text:p text:style-name="P73">Be careful... This could terribly affect the game!</text:p>
      <text:h text:style-name="Heading_20_4" text:outline-level="4"><text:bookmark-start text:name="__RefHeading___Toc1248_3166989914"/><text:span text:style-name="T6">GUI </text:span><text:span text:style-name="T5">RACE </text:span><text:span text:style-name="T7">FILTER</text:span><text:span text:style-name="T5">:</text:span> <text:span text:style-name="T26">(available in Galaxy UI)</text:span><text:bookmark-end text:name="__RefHeading___Toc1248_3166989914"/></text:h>
      <text:p text:style-name="P60">If you don’t like to have some races as opponent, <text:span text:style-name="T59">or if your planetary distribution affect a race too much</text:span>, you are able to remove them form the pool <text:span text:style-name="T25">of select</text:span><text:span text:style-name="T59">able</text:span><text:span text:style-name="T25"> opponents.</text:span></text:p>
      <text:p text:style-name="P75">Only the opponents on the <text:span text:style-name="T24">list </text:span>will be shown when you click on the selection rectangle.</text:p>
      <text:p text:style-name="P78">The race list must be written using “/” as separator.</text:p>
      <text:p text:style-name="P78">example:</text:p>
      <text:p text:style-name="P9">User: Human/Mrrshan/Psilon/Bulrathi</text:p>
      <text:h text:style-name="Heading_20_4" text:outline-level="4"><text:bookmark-start text:name="__RefHeading___Toc1250_3166989914"/><text:span text:style-name="T10">GAME</text:span><text:span text:style-name="T6"> </text:span><text:span text:style-name="T5">RACE </text:span><text:span text:style-name="T7">FILTER</text:span><text:span text:style-name="T5">:</text:span> <text:span text:style-name="T26">(available in Galaxy UI)</text:span><text:bookmark-end text:name="__RefHeading___Toc1250_3166989914"/></text:h>
      <text:p text:style-name="P60">If you don’t like to have some races as opponent, <text:span text:style-name="T59">or if your planetary distribution affect a race too much</text:span>, you are able to remove them form the pool <text:span text:style-name="T25">of select</text:span><text:span text:style-name="T59">able</text:span><text:span text:style-name="T25"> opponents.</text:span></text:p>
      <text:p text:style-name="P75">Only the opponents on the <text:span text:style-name="T24">list </text:span>will be <text:span text:style-name="T61">used by the random generator when starting a new game</text:span>.</text:p>
      <text:p text:style-name="P78">The race list must be written using “/” as separator.</text:p>
      <text:p text:style-name="P78">example:</text:p>
      <text:p text:style-name="P9">User: Human/Mrrshan/Psilon/Bulrathi</text:p>
      <text:h text:style-name="Heading_20_4" text:outline-level="4"><text:bookmark-start text:name="__RefHeading___Toc1252_3166989914"/><text:span text:style-name="T5">GUI </text:span><text:span text:style-name="T8">PRESET</text:span><text:span text:style-name="T5"> OPPONENT:</text:span><text:span text:style-name="T24"> </text:span><text:span text:style-name="T26">(available in Galaxy UI)</text:span><text:bookmark-end text:name="__RefHeading___Toc1252_3166989914"/></text:h>
      <text:p text:style-name="P74">To <text:span text:style-name="T28">fill the opponent list or </text:span>suggest random opponents from a list.</text:p>
      <text:p text:style-name="P76">If option is empty, the opponent is not changed.</text:p>
      <text:p text:style-name="P76">If the option is “null” the result is an empty rectangle.</text:p>
      <text:p text:style-name="P76">If the option is “random” the opponent will be selected from the <text:span text:style-name="T60">full race list</text:span>.</text:p>
      <text:p text:style-name="P77">If the option is “<text:span text:style-name="T60">GUI</text:span>” the opponent will be selected from the <text:span text:style-name="T6">GUI </text:span><text:span text:style-name="T9">RACE </text:span><text:span text:style-name="T7">FILTER</text:span> list.</text:p>
      <text:p text:style-name="P77">If the option is “<text:span text:style-name="T60">GAME</text:span>” the opponent will be selected from the <text:span text:style-name="T10">GAME</text:span><text:span text:style-name="T6"> </text:span><text:span text:style-name="T9">RACE </text:span><text:span text:style-name="T7">FILTER</text:span> list.</text:p>
      <text:p text:style-name="P76">If the option is “random race_1, race_2, race_N” <text:s/>the opponent will be selected from the given list.</text:p>
      <text:p text:style-name="P76">If the list is shorter than the number of opponent<text:span text:style-name="T61">s</text:span> and the last option is random: this last option will be appl<text:span text:style-name="T29">i</text:span>ed to the remaining opponents. Otherwise the remaining opponents aren’t changed.</text:p>
      <text:p text:style-name="P76">The race list must be written using “/” as separator.</text:p>
      <text:p text:style-name="P76">example:</text:p>
      <text:p text:style-name="P8">User <text:s text:c="11"/>: Human/ /<text:span text:style-name="T29">null</text:span>/<text:span text:style-name="T29">random</text:span></text:p>
      <text:p text:style-name="P10">Full_Random <text:s text:c="4"/>: random</text:p>
      <text:p text:style-name="P10">Specific <text:s text:c="7"/>: random Human, Alkari, Silicoid, Mrrshan / random Klackon, Meklar, Psilon, Darlok / random Darlok, Sakkra, Bulrathi / random</text:p>
      <text:p text:style-name="P12"/>
      <text:p text:style-name="P18">!!! Don’t break the line<text:span text:style-name="T36">s</text:span> !!! <text:span text:style-name="T30">even if </text:span><text:span text:style-name="T31">they</text:span><text:span text:style-name="T30"> become very long... </text:span><text:span text:style-name="T32">Ther</text:span><text:span text:style-name="T34">e</text:span><text:span text:style-name="T32"> is no multi-line analysis.</text:span></text:p>
      <text:h text:style-name="Heading_20_4" text:outline-level="4"><text:bookmark-start text:name="__RefHeading___Toc1254_3166989914"/><text:span text:style-name="T60">START</text:span> <text:span text:style-name="T28">PRESET</text:span> OPPONENT:<text:span text:style-name="T24"> </text:span><text:span text:style-name="T33">(available in Galaxy UI)</text:span><text:bookmark-end text:name="__RefHeading___Toc1254_3166989914"/></text:h>
      <text:p text:style-name="P75">To <text:span text:style-name="T61">replace the random opponent generation when starting a new game</text:span>.</text:p>
      <text:p text:style-name="P78">If option is empty <text:span text:style-name="T61">or null</text:span>, the opponent <text:span text:style-name="T61">will be randomly selected</text:span>.</text:p>
      <text:p text:style-name="P78">If the option is “random” the opponent will be selected from the <text:span text:style-name="T60">full race list</text:span>.</text:p>
      <text:p text:style-name="P78">If the option is “<text:span text:style-name="T60">GUI</text:span>” the opponent will be selected from the <text:span text:style-name="T6">GUI </text:span><text:span text:style-name="T9">RACE </text:span><text:span text:style-name="T7">FILTER</text:span> list.</text:p>
      <text:p text:style-name="P78"><text:soft-page-break/>If the option is “<text:span text:style-name="T60">GAME</text:span>” the opponent will be selected from the <text:span text:style-name="T10">GAME</text:span><text:span text:style-name="T6"> </text:span><text:span text:style-name="T9">RACE </text:span><text:span text:style-name="T7">FILTER</text:span> list.</text:p>
      <text:p text:style-name="P78">If the option is “random race_1, race_2, race_N” the opponent will be selected from the given list.</text:p>
      <text:p text:style-name="P78">If the list is shorter than the number of opponent<text:span text:style-name="T61">s,</text:span> this last option will be appl<text:span text:style-name="T29">i</text:span>ed to the remaining opponents. Otherwise the remaining opponents aren’t changed.</text:p>
      <text:p text:style-name="P79">When the maximum number of a type of opponent (5) is reached, it’ll be removed from the list of allowed opponents. When this list is empty, <text:span text:style-name="T62">sorry, a</text:span> forbidden race will be chose<text:span text:style-name="T62">n.</text:span></text:p>
      <text:p text:style-name="P78">The race list must be written using “/” as separator.</text:p>
      <text:p text:style-name="P78">example:</text:p>
      <text:p text:style-name="P9">User <text:s text:c="11"/>: Human/ /<text:span text:style-name="T29">null</text:span>/<text:span text:style-name="T29">random</text:span></text:p>
      <text:p text:style-name="P11">Full_Random <text:s text:c="4"/>: random</text:p>
      <text:p text:style-name="P11">Specific <text:s text:c="7"/>: random Human, Alkari, Silicoid, Mrrshan / random Klackon, Meklar, Psilon, Darlok / random Darlok, Sakkra, Bulrathi / random</text:p>
      <text:p text:style-name="P13"/>
      <text:p text:style-name="P19">!!! Don’t break the line<text:span text:style-name="T36">s</text:span> !!! <text:span text:style-name="T30">even if </text:span><text:span text:style-name="T31">they</text:span><text:span text:style-name="T30"> become very long... </text:span><text:span text:style-name="T32">Ther</text:span><text:span text:style-name="T34">e</text:span><text:span text:style-name="T32"> is no multi-line analysis.</text:span></text:p>
      <text:p text:style-name="P81"/>
      <text:p text:style-name="P80"/>
      <text:h text:style-name="P99" text:outline-level="1"><text:bookmark-start text:name="__RefHeading___Toc1231_3166989914"/>File Content Description<text:bookmark-end text:name="__RefHeading___Toc1231_3166989914"/></text:h>
      <text:p text:style-name="P1"/>
      <text:p text:style-name="P24"><text:span text:style-name="T62">In t</text:span>he first setting, <text:span text:style-name="T62">you </text:span><text:span text:style-name="T14">declare the </text:span><text:span text:style-name="T62">list of </text:span><text:span text:style-name="T14">profiles and their actions</text:span></text:p>
      <text:p text:style-name="P6">; <text:tab/><text:tab/><text:tab/>EXTENDED PLAYER'S SETTINGS</text:p>
      <text:p text:style-name="P6">; -------------------------------------------------- </text:p>
      <text:p text:style-name="P6">; <text:s/></text:p>
      <text:p text:style-name="P14">Don’t change these lines, <text:span text:style-name="T63">the comments will regenerates,</text:span></text:p>
      <text:p text:style-name="P14"><text:span text:style-name="T63">and </text:span>the <text:span text:style-name="T63">everything will be funny if you modify the Parameter line!</text:span></text:p>
      <text:p text:style-name="P6">; </text:p>
      <text:p text:style-name="P6">¦==== Parameter : PROFILES ACTIONS</text:p>
      <text:p text:style-name="P6">; Options <text:s text:c="6"/>: [Load, Surprise, Change, Savegui, Savegame, Saveinitial,</text:p>
      <text:p text:style-name="P6">; <text:s text:c="2"/>" " <text:s text:c="8"/>: Savedefault, Getgui, Getgame, Getinitial, Getdefault]</text:p>
      <text:p text:style-name="P6">; </text:p>
      <text:p text:style-name="P6">; Load <text:s text:c="9"/>= If the key "L" is pressed, this profile will change the GUI</text:p>
      <text:p text:style-name="P6">; Surprise <text:s text:c="5"/>= If the key "R" is pressed, this profile will change the GUI...</text:p>
      <text:p text:style-name="P6">; <text:s text:c="16"/>I use it to Randomize, but could be alternate load!</text:p>
      <text:p text:style-name="P6">; Change <text:s text:c="7"/>= If the key "X" is pressed in Load Menu, the loaded Game will be</text:p>
      <text:p text:style-name="P6">; <text:s text:c="16"/>changed</text:p>
      <text:p text:style-name="P6">; Savegui <text:s text:c="6"/>= When a Game is started or if the key "U" is pressed, this</text:p>
      <text:p text:style-name="P6">; <text:s text:c="16"/>profile will save the GUI settings</text:p>
      <text:p text:style-name="P6">; Savegame <text:s text:c="5"/>= When a Game is started, this profile will save the Game</text:p>
      <text:p text:style-name="P6">; <text:s text:c="16"/>settings</text:p>
      <text:p text:style-name="P6">; Saveinitial <text:s text:c="2"/>= When a Game is started or if the key "U" is pressed, this</text:p>
      <text:p text:style-name="P6">; <text:s text:c="16"/>profile will save the initial settings</text:p>
      <text:p text:style-name="P6">; Savedefault <text:s text:c="2"/>= When a Game is started or if the key "U" is pressed, this</text:p>
      <text:p text:style-name="P6">; <text:s text:c="16"/>profile will save the default settings</text:p>
      <text:p text:style-name="P6">; Getgui <text:s text:c="7"/>= When a Game is started or if the key "U" is pressed, non empty</text:p>
      <text:p text:style-name="P6">; <text:s text:c="16"/>parameters of this profile will save the GUI settings</text:p>
      <text:p text:style-name="P6">; Getgame <text:s text:c="6"/>= When a Game is started, non empty parameters of this profile</text:p>
      <text:p text:style-name="P6">; <text:s text:c="16"/>will save the Game settings</text:p>
      <text:p text:style-name="P6">; Getinitial <text:s text:c="3"/>= When a Game is started or if the key "U" is pressed, non empty</text:p>
      <text:p text:style-name="P6">; <text:s text:c="16"/>parameters of this profile will save the initial settings</text:p>
      <text:p text:style-name="P6">; Getdefault <text:s text:c="3"/>= When a Game is started or if the key "U" is pressed, non empty</text:p>
      <text:p text:style-name="P6">; <text:s text:c="16"/>parameters of this profile will save the default settings</text:p>
      <text:p text:style-name="P6">; </text:p>
      <text:p text:style-name="P14"/>
      <text:p text:style-name="P14">Here is the profiles list, <text:span text:style-name="T63">customize it at will...</text:span></text:p>
      <text:p text:style-name="P14"/>
      <text:p text:style-name="P6">Continuation <text:s text:c="3"/>: SaveGui Load ; To retrieve the last session configuration. ..</text:p>
      <text:p text:style-name="P6"><text:s text:c="30"/>; Press "L" to load this profile</text:p>
      <text:p text:style-name="P6">MyConfig <text:s text:c="7"/>: Load <text:s text:c="7"/>; Adjust this manually, with your preferences</text:p>
      <text:p text:style-name="P6">ChangeGame <text:s text:c="5"/>: Change <text:s text:c="5"/>; This profile change Game When Loaded by ..</text:p>
      <text:p text:style-name="P6"><text:s text:c="30"/>; pressing "X", add SaveGui to be able to update ..</text:p>
      <text:p text:style-name="P6"><text:s text:c="30"/>; this profile from the GUI</text:p>
      <text:p text:style-name="P6">FullRandom <text:s text:c="5"/>: Surprise <text:s text:c="3"/>; All parameter preset to random! Load by ..</text:p>
      <text:p text:style-name="P6"><text:s text:c="30"/>; pressing "R", add or replace by Load to also ..</text:p>
      <text:p text:style-name="P6"><text:s text:c="30"/>; allow it to be loaded with "L"</text:p>
      <text:p text:style-name="P6">MyRandom <text:s text:c="7"/>: Surprise <text:s text:c="3"/>; For your customized random! Load by pressing ..</text:p>
      <text:p text:style-name="P6"><text:s text:c="30"/>; "R", add or replace by Load to also allow it to ..</text:p>
      <text:p text:style-name="P6"><text:s text:c="30"/>; be loaded with "L"</text:p>
      <text:p text:style-name="P6">Vanilla <text:s text:c="8"/>: SaveDefault ; remove the settings you don't want vinilla, ..</text:p>
      <text:p text:style-name="P6"><text:s text:c="30"/>; replace SaveDefault by GetDefault and Load to ..</text:p>
      <text:p text:style-name="P6"><text:s text:c="30"/>; keep some vanilla configuration</text:p>
      <text:p text:style-name="P6">LastWord· <text:s text:c="6"/>: Load Surprise ; For the parameters you never want to be ..</text:p>
      <text:p text:style-name="P6"><text:s text:c="30"/>; changed. Keep at the end of the list. <text:s/>The · ..</text:p>
      <text:p text:style-name="P6"><text:s text:c="30"/>; prevent it to be mistakenly changed</text:p>
      <text:p text:style-name="P6">; (---- The last loaded Win)</text:p>
      <text:p text:style-name="P6"/>
      <text:p text:style-name="P2"/>
      <text:p text:style-name="P37">To add a profile:<text:tab/><text:tab/>Just add a line with its name and actions, at the next update, every parameter will have it too.</text:p>
      <text:p text:style-name="P37">To remove a profile:<text:tab/>Just delete the line, at the next update, every parameter will have it removed too.</text:p>
      <text:p text:style-name="P37">To disable a profile:<text:tab/>Just delete the actions! </text:p>
      <text:p text:style-name="P37"/>
      <text:p text:style-name="P37">Comments may be added after the “;” and will be kept.</text:p>
      <text:p text:style-name="P37"/>
      <text:p text:style-name="P38">“<text:span text:style-name="T18">Load” action may be put on several line, to be combined together, the last one win the conflicts.</text:span></text:p>
      <text:p text:style-name="P41"><text:soft-page-break/>Same with <text:s/>“Change” and “Surprise”</text:p>
      <text:p text:style-name="P38"/>
      <text:p text:style-name="P38">“<text:span text:style-name="T18">Save</text:span>” <text:span text:style-name="T18">means every enabled profiles will be updated.</text:span></text:p>
      <text:p text:style-name="P38">“<text:span text:style-name="T18">Get” means only enabled profile already having a value are to be updated, this way the empty parameters of partial profiles will be preserved </text:span></text:p>
      <text:p text:style-name="P26"/>
      <text:p text:style-name="P16">Then All the parameters are listed, grouped by GUI</text:p>
      <text:p text:style-name="P7"/>
      <text:p text:style-name="P6">; <text:s/></text:p>
      <text:p text:style-name="P6">; --------- Races Game Options ---------</text:p>
      <text:p text:style-name="P6">; </text:p>
      <text:p text:style-name="P6">¦==== Parameter : PLAYER RACE</text:p>
      <text:p text:style-name="P6">; Options <text:s text:c="6"/>: [Human, Alkari, Silicoid, Mrrshan, Klackon, Meklar, Psilon,</text:p>
      <text:p text:style-name="P6">; <text:s text:c="2"/>" " <text:s text:c="8"/>: Darlok, Sakkra, Bulrathi]</text:p>
      <text:p text:style-name="P6">¦ History <text:s text:c="6"/>: Current: Human ¦ Last: Human ¦ Initial: Human</text:p>
      <text:p text:style-name="P6">¦ History <text:s text:c="6"/>: Default: Human ¦ Game: </text:p>
      <text:p text:style-name="P6">¦ LOCAL ENABLE <text:s/>: All <text:s text:c="8"/>; [No, All, Save, Load, ·]</text:p>
      <text:p text:style-name="P6"/>
      <text:p text:style-name="P6">Continuation <text:s text:c="3"/>: Human</text:p>
      <text:p text:style-name="P6">MyConfig <text:s text:c="7"/>:</text:p>
      <text:p text:style-name="P6">ChangeGame <text:s text:c="5"/>:</text:p>
      <text:p text:style-name="P6">FullRandom <text:s text:c="5"/>: random</text:p>
      <text:p text:style-name="P6">MyRandom <text:s text:c="7"/>: random <text:s text:c="5"/>; Full random</text:p>
      <text:p text:style-name="P6">Vanilla <text:s text:c="8"/>: Human</text:p>
      <text:p text:style-name="P6">LastWord <text:s text:c="7"/>:</text:p>
      <text:p text:style-name="P6">; ---- Available for changes in game saves</text:p>
      <text:p text:style-name="P4"/>
      <text:p text:style-name="P16">LOCAL ENABLE:</text:p>
      <text:p text:style-name="P32">- <text:span text:style-name="T16">No</text:span><text:span text:style-name="T15">:<text:tab/></text:span><text:span text:style-name="T16">This parameter is disabled.</text:span></text:p>
      <text:p text:style-name="P32">- <text:span text:style-name="T63"><text:s/></text:span><text:span text:style-name="T64">· </text:span><text:span text:style-name="T15">:<text:tab/></text:span><text:span text:style-name="T16">This parameter is disabled. </text:span><text:span text:style-name="T65">May be added after a profile name to disable it locally.</text:span></text:p>
      <text:p text:style-name="P32">- <text:span text:style-name="T16">All</text:span><text:span text:style-name="T15">:<text:tab/></text:span><text:span text:style-name="T17">Both the Save action and the Load action are</text:span><text:span text:style-name="T16"> </text:span><text:span text:style-name="T17">enabled</text:span><text:span text:style-name="T16">.</text:span></text:p>
      <text:p text:style-name="P26">- <text:span text:style-name="T16">Save</text:span><text:span text:style-name="T15">:<text:tab/></text:span><text:span text:style-name="T17">Only Writing to the </text:span><text:span text:style-name="T16">Profiles.cfg </text:span><text:span text:style-name="T17">is enabled. Neither the GUI nor the game files are changed.</text:span></text:p>
      <text:p text:style-name="P26">- <text:span text:style-name="T16">Load</text:span><text:span text:style-name="T15">:<text:tab/></text:span><text:span text:style-name="T16">Profiles.cfg </text:span><text:span text:style-name="T17">won’t be changed, only the chang</text:span><text:span text:style-name="T19">e</text:span><text:span text:style-name="T17"> in the GUI and the game files is enabled.</text:span></text:p>
      <text:p text:style-name="P25"/>
      <text:p text:style-name="P17">History:<text:span text:style-name="T30"> </text:span><text:span text:style-name="T35">(informative)</text:span></text:p>
      <text:p text:style-name="P25">- <text:span text:style-name="T15">Current:<text:tab/></text:span>The <text:span text:style-name="T16">GUI</text:span><text:span text:style-name="T15"> content the last time the file was saved</text:span>.</text:p>
      <text:p text:style-name="P25">- <text:span text:style-name="T16">Last</text:span><text:span text:style-name="T15">:<text:tab/><text:tab/></text:span>The “<text:span text:style-name="T16">Current</text:span>”<text:span text:style-name="T15"> content </text:span><text:span text:style-name="T27">in the file,</text:span><text:span text:style-name="T15"> the last time </text:span><text:span text:style-name="T16">ROTP was started</text:span>.</text:p>
      <text:p text:style-name="P25">- <text:span text:style-name="T16">Initial</text:span><text:span text:style-name="T15">:<text:tab/><text:tab/></text:span>The <text:span text:style-name="T16">GUI</text:span><text:span text:style-name="T15"> content </text:span><text:span text:style-name="T16">after ROTP was started and before loading Profiles.cfg</text:span>.</text:p>
      <text:p text:style-name="P25">- <text:span text:style-name="T16">Default</text:span><text:span text:style-name="T15">:<text:tab/></text:span>The <text:span text:style-name="T16">internal default value, dependent on other modders choices</text:span>.</text:p>
      <text:p text:style-name="P25">- <text:span text:style-name="T16">Game</text:span><text:span text:style-name="T15">:<text:tab/><text:tab/></text:span>The <text:span text:style-name="T16">G</text:span><text:span text:style-name="T27">AME</text:span><text:span text:style-name="T15"> content </text:span><text:span text:style-name="T16">(when available) t</text:span><text:span text:style-name="T17">he</text:span><text:span text:style-name="T16"> last time a game was loaded or started</text:span>.</text:p>
      <text:p text:style-name="P38"/>
      <text:p text:style-name="P38">Comments may be added after the “;” and will be kept.</text:p>
      <text:p text:style-name="P38"/>
      <text:p text:style-name="P41">If a parameter is left blank, it won’t be used.</text:p>
      <text:p text:style-name="P41"/>
      <text:p text:style-name="P38">“<text:span text:style-name="T18">Random</text:span>”: <text:span text:style-name="T19">A random value will be taken from the option list (option range for numeric)</text:span></text:p>
      <text:p text:style-name="P39"/>
      <text:p text:style-name="P39">“<text:span text:style-name="T19">Random” Option_A, Option_B: (ex: Random Silicoid, Sakkra)</text:span></text:p>
      <text:p text:style-name="P61"><text:tab/>A random value will be taken from the option list between Option_A and Option_B</text:p>
      <text:p text:style-name="P39"/>
      <text:p text:style-name="P39">“<text:span text:style-name="T19">Random” Value_A, Value_B: <text:s/>(ex: Random 0, 4)</text:span></text:p>
      <text:p text:style-name="P62"><text:tab/>A random value will be taken from the option list between Option(Value_A) and Option(Value_B)</text:p>
      <text:p text:style-name="P42"><text:tab/>Or between these two values for numeric</text:p>
      <text:p text:style-name="P40"/>
      <text:p text:style-name="P40">“<text:span text:style-name="T19">Random” Option_A, Option_B, Option_</text:span><text:span text:style-name="T20">C</text:span><text:span text:style-name="T19">, Option_</text:span><text:span text:style-name="T20">X</text:span><text:span text:style-name="T19">:</text:span></text:p>
      <text:p text:style-name="P40"><text:span text:style-name="T19"><text:tab/>A random value will be taken from the </text:span><text:span text:style-name="T20">given</text:span><text:span text:style-name="T19"> list. </text:span><text:span text:style-name="T20">A value may have several occurrence to increase its probability.</text:span></text:p>
      <text:p text:style-name="P40"/>
      <text:p text:style-name="P42">For a random choice between two value, repeat them twice: otherwise it’s a range! </text:p>
      <text:p text:style-name="P40"><text:tab/><text:span text:style-name="T20">Example: </text:span>“<text:span text:style-name="T19">Random” Option_A, Option_B, Option_A, Option_B:</text:span></text:p>
      <text:p text:style-name="P40"/>
      <text:h text:style-name="P100" text:outline-level="1"><text:bookmark-start text:name="__RefHeading___Toc1231_31669899141"/><text:span text:style-name="T65">Listing of the i</text:span>nitial Profile.cfg<text:bookmark-end text:name="__RefHeading___Toc1231_31669899141"/></text:h>
      <text:p text:style-name="P31"/>
      <text:p text:style-name="P5">; <text:tab/><text:tab/><text:tab/>EXTENDED PLAYER'S SETTINGS</text:p>
      <text:p text:style-name="P5">; -------------------------------------------------- </text:p>
      <text:p text:style-name="P5">; <text:s/></text:p>
      <text:p text:style-name="P5">; </text:p>
      <text:p text:style-name="P5">¦==== Parameter : PROFILES ACTIONS</text:p>
      <text:p text:style-name="P5">; Options <text:s text:c="6"/>: [Load, Surprise, Change, Savegui, Savegame, Saveinitial,</text:p>
      <text:p text:style-name="P5">; <text:s text:c="2"/>" " <text:s text:c="8"/>: Savedefault, Getgui, Getgame, Getinitial, Getdefault]</text:p>
      <text:p text:style-name="P5">; </text:p>
      <text:p text:style-name="P5">; Load <text:s text:c="9"/>= If the key "L" is pressed, this profile will change the GUI</text:p>
      <text:p text:style-name="P5">; Surprise <text:s text:c="5"/>= If the key "R" is pressed, this profile will change the GUI...</text:p>
      <text:p text:style-name="P5">; <text:s text:c="16"/>I use it to Randomize, but could be alternate load!</text:p>
      <text:p text:style-name="P5">; Change <text:s text:c="7"/>= If the key "X" is pressed in Load Menu, the loaded Game will be</text:p>
      <text:p text:style-name="P5">; <text:s text:c="16"/>changed</text:p>
      <text:p text:style-name="P5">; Savegui <text:s text:c="6"/>= When a Game is started or if the key "U" is pressed, this</text:p>
      <text:p text:style-name="P5">; <text:s text:c="16"/>profile will save the GUI settings</text:p>
      <text:p text:style-name="P5">; Savegame <text:s text:c="5"/>= When a Game is started, this profile will save the Game</text:p>
      <text:p text:style-name="P5">; <text:s text:c="16"/>settings</text:p>
      <text:p text:style-name="P5">; Saveinitial <text:s text:c="2"/>= When a Game is started or if the key "U" is pressed, this</text:p>
      <text:p text:style-name="P5">; <text:s text:c="16"/>profile will save the initial settings</text:p>
      <text:p text:style-name="P5">; Savedefault <text:s text:c="2"/>= When a Game is started or if the key "U" is pressed, this</text:p>
      <text:p text:style-name="P5">; <text:s text:c="16"/>profile will save the default settings</text:p>
      <text:p text:style-name="P5">; Getgui <text:s text:c="7"/>= When a Game is started or if the key "U" is pressed, non empty</text:p>
      <text:p text:style-name="P5">; <text:s text:c="16"/>parameters of this profile will save the GUI settings</text:p>
      <text:p text:style-name="P5">; Getgame <text:s text:c="6"/>= When a Game is started, non empty parameters of this profile</text:p>
      <text:p text:style-name="P5">; <text:s text:c="16"/>will save the Game settings</text:p>
      <text:p text:style-name="P5">; Getinitial <text:s text:c="3"/>= When a Game is started or if the key "U" is pressed, non empty</text:p>
      <text:p text:style-name="P5">; <text:s text:c="16"/>parameters of this profile will save the initial settings</text:p>
      <text:p text:style-name="P5">; Getdefault <text:s text:c="3"/>= When a Game is started or if the key "U" is pressed, non empty</text:p>
      <text:p text:style-name="P5">; <text:s text:c="16"/>parameters of this profile will save the default settings</text:p>
      <text:p text:style-name="P5">; </text:p>
      <text:p text:style-name="P5"/>
      <text:p text:style-name="P5">Continuation <text:s text:c="3"/>: SaveGui Load ; To retrieve the last session configuration. ..</text:p>
      <text:p text:style-name="P5"><text:s text:c="30"/>; Press "L" to load this profile</text:p>
      <text:p text:style-name="P5">MyConfig <text:s text:c="7"/>: Load <text:s text:c="7"/>; Adjust this manually, with your preferences</text:p>
      <text:p text:style-name="P5">ChangeGame <text:s text:c="5"/>: Change <text:s text:c="5"/>; This profile change Game When Loaded by ..</text:p>
      <text:p text:style-name="P5"><text:s text:c="30"/>; pressing "X", add SaveGui to be able to update ..</text:p>
      <text:p text:style-name="P5"><text:s text:c="30"/>; this profile from the GUI</text:p>
      <text:p text:style-name="P5">FullRandom <text:s text:c="5"/>: Surprise <text:s text:c="3"/>; All parameter preset to random! Load by ..</text:p>
      <text:p text:style-name="P5"><text:s text:c="30"/>; pressing "R", add or replace by Load to also ..</text:p>
      <text:p text:style-name="P5"><text:s text:c="30"/>; allow it to be loaded with "L"</text:p>
      <text:p text:style-name="P5">MyRandom <text:s text:c="7"/>: Surprise <text:s text:c="3"/>; For your customized random! Load by pressing ..</text:p>
      <text:p text:style-name="P5"><text:s text:c="30"/>; "R", add or replace by Load to also allow it to ..</text:p>
      <text:p text:style-name="P5"><text:s text:c="30"/>; be loaded with "L"</text:p>
      <text:p text:style-name="P5">Vanilla <text:s text:c="8"/>: SaveDefault ; remove the settings you don't want vinilla, ..</text:p>
      <text:p text:style-name="P5"><text:s text:c="30"/>; replace SaveDefault by GetDefault and Load to ..</text:p>
      <text:p text:style-name="P5"><text:s text:c="30"/>; keep some vanilla configuration</text:p>
      <text:p text:style-name="P5">LastWord· <text:s text:c="6"/>: Load Surprise ; For the parameters you never want to be ..</text:p>
      <text:p text:style-name="P5"><text:s text:c="30"/>; changed. Keep at the end of the list. <text:s/>The · ..</text:p>
      <text:p text:style-name="P5"><text:s text:c="30"/>; prevent it to be mistakenly changed</text:p>
      <text:p text:style-name="P5">; (---- The last loaded Win)</text:p>
      <text:p text:style-name="P5"/>
      <text:p text:style-name="P5"/>
      <text:p text:style-name="P5">; <text:s/></text:p>
      <text:p text:style-name="P5">; --------- Races Game Options ---------</text:p>
      <text:p text:style-name="P5">; </text:p>
      <text:p text:style-name="P5">¦==== Parameter : PLAYER RACE</text:p>
      <text:p text:style-name="P5">; Options <text:s text:c="6"/>: [Human, Alkari, Silicoid, Mrrshan, Klackon, Meklar, Psilon,</text:p>
      <text:p text:style-name="P5">; <text:s text:c="2"/>" " <text:s text:c="8"/>: Darlok, Sakkra, Bulrathi]</text:p>
      <text:p text:style-name="P5">¦ History <text:s text:c="6"/>: Current: Human ¦ Last: Human ¦ Initial: Human</text:p>
      <text:p text:style-name="P5">¦ History <text:s text:c="6"/>: Default: Human ¦ Game: </text:p>
      <text:p text:style-name="P5">¦ LOCAL ENABLE <text:s/>: All <text:s text:c="8"/>; [No, All, Save, Load, ·]</text:p>
      <text:p text:style-name="P5"/>
      <text:p text:style-name="P5">Continuation <text:s text:c="3"/>: Human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<text:s text:c="5"/>; Full random</text:p>
      <text:p text:style-name="P5"><text:soft-page-break/>Vanilla <text:s text:c="8"/>: Human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PLAYER COLOR</text:p>
      <text:p text:style-name="P5">; Options <text:s text:c="6"/>: [Red, Green, Yellow, Blue, Orange, Purple, Aqua, Fuchsia,</text:p>
      <text:p text:style-name="P5">; <text:s text:c="2"/>" " <text:s text:c="8"/>: Brown, White, Lime, Grey, Plum, Light Blue, Mint, Olive]</text:p>
      <text:p text:style-name="P5">¦ History <text:s text:c="6"/>: Current: Red ¦ Last: Red ¦ Initial: Red ¦ Default: Red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Red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Green, Lime ; 2 values = a range from option list</text:p>
      <text:p text:style-name="P5">Vanilla <text:s text:c="8"/>: Red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PLAYER HOMEWORLD</text:p>
      <text:p text:style-name="P5">; </text:p>
      <text:p text:style-name="P5">; The best would be to let the game choose this value!</text:p>
      <text:p text:style-name="P5">; </text:p>
      <text:p text:style-name="P5">; Options <text:s text:c="6"/>: [Min=Kholdan, Max=Kholdan, Rnd Low=Kholdan, Rnd Up=Kholdan]</text:p>
      <text:p text:style-name="P5">¦ History <text:s text:c="6"/>: Current: Kholdan ¦ Last: <text:s/>¦ Initial: Kholdan</text:p>
      <text:p text:style-name="P5">¦ History <text:s text:c="6"/>: Default: Kholdan ¦ Game: </text:p>
      <text:p text:style-name="P5">¦ LOCAL ENABLE <text:s/>: All <text:s text:c="8"/>; [No, All, Save, Load, ·]</text:p>
      <text:p text:style-name="P5"/>
      <text:p text:style-name="P5">Continuation <text:s text:c="3"/>: Kholdan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Kholdan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PLAYER NAME</text:p>
      <text:p text:style-name="P5">; </text:p>
      <text:p text:style-name="P5">; The best would be to let the game choose this value!</text:p>
      <text:p text:style-name="P5">; </text:p>
      <text:p text:style-name="P5">; Options <text:s text:c="6"/>: [Min=Klaquan, Max=Klaquan, Rnd Low=Klaquan, Rnd Up=Klaquan]</text:p>
      <text:p text:style-name="P5">¦ History <text:s text:c="6"/>: Current: Klaquan ¦ Last: <text:s/>¦ Initial: Klaquan</text:p>
      <text:p text:style-name="P5">¦ History <text:s text:c="6"/>: Default: Klaquan ¦ Game: </text:p>
      <text:p text:style-name="P5">¦ LOCAL ENABLE <text:s/>: All <text:s text:c="8"/>; [No, All, Save, Load, ·]</text:p>
      <text:p text:style-name="P5"/>
      <text:p text:style-name="P5">Continuation <text:s text:c="3"/>: Klaquan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Klaquan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; <text:s/></text:p>
      <text:p text:style-name="P5">; ------------- Galaxy Options -------------</text:p>
      <text:p text:style-name="P5">; </text:p>
      <text:p text:style-name="P5">¦==== Parameter : GALAXY SHAPE</text:p>
      <text:p text:style-name="P5">; Options <text:s text:c="6"/>: [Rectangle, Ellipse, Spiral, Text, Cluster, Swirlclusters,</text:p>
      <text:p text:style-name="P5">; <text:s text:c="2"/>" " <text:s text:c="8"/>: Grid, Spiralarms, Maze, Shuriken, Bullseye, Lorenz, Fractal]</text:p>
      <text:p text:style-name="P5">¦ History <text:s text:c="6"/>: Current: Rectangle ¦ Last: Rectangle ¦ Initial: Rectangle</text:p>
      <text:p text:style-name="P5">¦ History <text:s text:c="6"/>: Default: Rectangle ¦ Game: </text:p>
      <text:p text:style-name="P5">¦ LOCAL ENABLE <text:s/>: All <text:s text:c="8"/>; [No, All, Save, Load, ·]</text:p>
      <text:p text:style-name="P5"/>
      <text:p text:style-name="P5">Continuation <text:s text:c="3"/>: Rectangle</text:p>
      <text:p text:style-name="P5">MyConfig <text:s text:c="7"/>:</text:p>
      <text:p text:style-name="P5"><text:soft-page-break/>ChangeGame <text:s text:c="5"/>:</text:p>
      <text:p text:style-name="P5">FullRandom <text:s text:c="5"/>: random</text:p>
      <text:p text:style-name="P5">MyRandom <text:s text:c="7"/>: random Rectangle, Ellipse, Spiral, Spiralarms ; a limited ..</text:p>
      <text:p text:style-name="P5"><text:s text:c="30"/>; choice</text:p>
      <text:p text:style-name="P5">Vanilla <text:s text:c="8"/>: Rectangle</text:p>
      <text:p text:style-name="P5">LastWord <text:s text:c="7"/>:</text:p>
      <text:p text:style-name="P5"/>
      <text:p text:style-name="P5"/>
      <text:p text:style-name="P5">¦==== Parameter : GALAXY SIZE</text:p>
      <text:p text:style-name="P5">; Options <text:s text:c="6"/>: [Tiny, Small, Small2, Average, Average2, Large, Large2, Huge,</text:p>
      <text:p text:style-name="P5">; <text:s text:c="2"/>" " <text:s text:c="8"/>: Huge2, Massive, Massive2, Massive3, Massive4, Massive5,</text:p>
      <text:p text:style-name="P5">; <text:s text:c="2"/>" " <text:s text:c="8"/>: Insane, Ludicrous, Maximum]</text:p>
      <text:p text:style-name="P5">¦ History <text:s text:c="6"/>: Current: Small ¦ Last: Small ¦ Initial: Small</text:p>
      <text:p text:style-name="P5">¦ History <text:s text:c="6"/>: Default: Small ¦ Game: </text:p>
      <text:p text:style-name="P5">¦ LOCAL ENABLE <text:s/>: All <text:s text:c="8"/>; [No, All, Save, Load, ·]</text:p>
      <text:p text:style-name="P5"/>
      <text:p text:style-name="P5">Continuation <text:s text:c="3"/>: Smal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<text:s text:c="12"/>; Nothing changed by this profile</text:p>
      <text:p text:style-name="P5">Vanilla <text:s text:c="8"/>: Small</text:p>
      <text:p text:style-name="P5">LastWord <text:s text:c="7"/>:</text:p>
      <text:p text:style-name="P5"/>
      <text:p text:style-name="P5"/>
      <text:p text:style-name="P5">¦==== Parameter : DIFFICULTY</text:p>
      <text:p text:style-name="P5">; Options <text:s text:c="6"/>: [Easiest, Easier, Easy, Normal, Hard, Harder, Hardest,</text:p>
      <text:p text:style-name="P5">; <text:s text:c="2"/>" " <text:s text:c="8"/>: Custom]</text:p>
      <text:p text:style-name="P5">¦ History <text:s text:c="6"/>: Current: Normal ¦ Last: Normal ¦ Initial: Normal</text:p>
      <text:p text:style-name="P5">¦ History <text:s text:c="6"/>: Default: Easy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1, 4 ; a range from option list</text:p>
      <text:p text:style-name="P5">Vanilla <text:s text:c="8"/>: Easy</text:p>
      <text:p text:style-name="P5">LastWord <text:s text:c="7"/>:</text:p>
      <text:p text:style-name="P5"/>
      <text:p text:style-name="P5"/>
      <text:p text:style-name="P5">¦==== Parameter : OPPONENT AI</text:p>
      <text:p text:style-name="P5">; Options <text:s text:c="6"/>: [Base, Xilmi, Cruel, Unfair, Random, Allrandom, Select]</text:p>
      <text:p text:style-name="P5">¦ History <text:s text:c="6"/>: Current: Cruel ¦ Last: Cruel ¦ Initial: Cruel ¦ Default: Base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Crue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Base, Xilmi, Xilmi ; 2 chances to have Xilmi vs Base</text:p>
      <text:p text:style-name="P5">Vanilla <text:s text:c="8"/>: Base</text:p>
      <text:p text:style-name="P5">LastWord <text:s text:c="7"/>:</text:p>
      <text:p text:style-name="P5"/>
      <text:p text:style-name="P5"/>
      <text:p text:style-name="P5">¦==== Parameter : NB OPPONENTS</text:p>
      <text:p text:style-name="P5">; Options <text:s text:c="6"/>: [Min=0, Max=15, Rnd Low=1, Rnd Up=15]</text:p>
      <text:p text:style-name="P5">¦ History <text:s text:c="6"/>: Current: 4 ¦ Last: <text:s/>¦ Initial: 4 ¦ Default: 3 ¦ Game: </text:p>
      <text:p text:style-name="P5">¦ LOCAL ENABLE <text:s/>: All <text:s text:c="8"/>; [No, All, Save, Load, ·]</text:p>
      <text:p text:style-name="P5"/>
      <text:p text:style-name="P5">Continuation <text:s text:c="3"/>: 4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3, 6 ; a custom range</text:p>
      <text:p text:style-name="P5">Vanilla <text:s text:c="8"/>: 3</text:p>
      <text:p text:style-name="P5">LastWord <text:s text:c="7"/>:</text:p>
      <text:p text:style-name="P5"/>
      <text:p text:style-name="P5"/>
      <text:p text:style-name="P5">¦==== Parameter : GUI RACE FILTER</text:p>
      <text:p text:style-name="P5">; <text:s/></text:p>
      <text:p text:style-name="P5"><text:soft-page-break/>; If you don’t like to have some races as opponent, or if your planetary</text:p>
      <text:p text:style-name="P5">; distribution affect a race too much, you are able to remove them form the</text:p>
      <text:p text:style-name="P5">; pool of selectable opponents.</text:p>
      <text:p text:style-name="P5">; Only the opponents on the list will be shown when you click on the selection</text:p>
      <text:p text:style-name="P5">; rectangle.</text:p>
      <text:p text:style-name="P5">; The race list must be written using “/”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]</text:p>
      <text:p text:style-name="P5">¦ History <text:s text:c="6"/>: Current: Human/Alkari/Silicoid/Mrrshan/Klackon/Meklar/Psilon/Darlok/Sakkra/Bulrathi</text:p>
      <text:p text:style-name="P5">¦ History <text:s text:c="6"/>: Last: </text:p>
      <text:p text:style-name="P5">¦ History <text:s text:c="6"/>: Initial: Human/Alkari/Silicoid/Mrrshan/Klackon/Meklar/Psilon/Darlok/Sakkra/Bulrathi</text:p>
      <text:p text:style-name="P5">¦ History <text:s text:c="6"/>: Default: Human/Alkari/Silicoid/Mrrshan/Klackon/Meklar/Psilon/Darlok/Sakkra/Bulrathi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..</text:p>
      <text:p text:style-name="P5"><text:s text:c="16"/>; Human/Alkari/Silicoid/Mrrshan/Klackon/Meklar/Psilon/Darlok/Sakkra/Bulrathi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</text:p>
      <text:p text:style-name="P5">LastWord <text:s text:c="7"/>:</text:p>
      <text:p text:style-name="P5"/>
      <text:p text:style-name="P5"/>
      <text:p text:style-name="P5">¦==== Parameter : GAME RACE FILTER</text:p>
      <text:p text:style-name="P5">; <text:s/></text:p>
      <text:p text:style-name="P5">; If you don’t like to have some races as opponent, or if your planetary</text:p>
      <text:p text:style-name="P5">; distribution affect a race too much, you are able to remove them form the</text:p>
      <text:p text:style-name="P5">; pool of selectable opponents.</text:p>
      <text:p text:style-name="P5">; Only the opponents on the list will be used by the random generator when</text:p>
      <text:p text:style-name="P5">; starting a new game.</text:p>
      <text:p text:style-name="P5">; The race list must be written using “/”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]</text:p>
      <text:p text:style-name="P5">¦ History <text:s text:c="6"/>: Current: Human/Alkari/Silicoid/Mrrshan/Klackon/Meklar/Psilon/Darlok/Sakkra/Bulrathi</text:p>
      <text:p text:style-name="P5">¦ History <text:s text:c="6"/>: Last: </text:p>
      <text:p text:style-name="P5">¦ History <text:s text:c="6"/>: Initial: Human/Alkari/Silicoid/Mrrshan/Klackon/Meklar/Psilon/Darlok/Sakkra/Bulrathi</text:p>
      <text:p text:style-name="P5">¦ History <text:s text:c="6"/>: Default: Human/Alkari/Silicoid/Mrrshan/Klackon/Meklar/Psilon/Darlok/Sakkra/Bulrathi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..</text:p>
      <text:p text:style-name="P5"><text:s text:c="16"/>; Human/Alkari/Silicoid/Mrrshan/Klackon/Meklar/Psilon/Darlok/Sakkra/Bulrathi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</text:p>
      <text:p text:style-name="P5">LastWord <text:s text:c="7"/>:</text:p>
      <text:p text:style-name="P5"/>
      <text:p text:style-name="P5"/>
      <text:p text:style-name="P5">¦==== Parameter : GUI PRESET OPPONENT</text:p>
      <text:p text:style-name="P5">; <text:s/></text:p>
      <text:p text:style-name="P5">; To fill the opponent list or suggest random opponents from a list.</text:p>
      <text:p text:style-name="P5">; If option is empty, the opponent is not changed.</text:p>
      <text:p text:style-name="P5">; If the option is “null” the result is an empty rectangle.</text:p>
      <text:p text:style-name="P5">; If the option is “random” the opponent will be selected from the full race</text:p>
      <text:p text:style-name="P5">; list.</text:p>
      <text:p text:style-name="P5">; If the option is “GUI” the opponent will be selected from the GUI RACE FILTER</text:p>
      <text:p text:style-name="P5">; list.</text:p>
      <text:p text:style-name="P5">; If the option is “GAME” the opponent will be selected from the GAME RACE</text:p>
      <text:p text:style-name="P5">; FILTER list.</text:p>
      <text:p text:style-name="P5">; If the option is “random race_1, race_2, race_N” <text:s/>the opponent will be</text:p>
      <text:p text:style-name="P5"><text:soft-page-break/>; selected from the given list.</text:p>
      <text:p text:style-name="P5">; If the list is shorter than the number of opponents and the last option is</text:p>
      <text:p text:style-name="P5">; random: this last option will be applied to the remaining opponents.</text:p>
      <text:p text:style-name="P5">; Otherwise the remaining opponents aren’t changed.</text:p>
      <text:p text:style-name="P5">; The race list must be written using “/”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, Null, Gui, Game]</text:p>
      <text:p text:style-name="P5">¦ History <text:s text:c="6"/>: Current: Null/Null/Null/Null ¦ Last: </text:p>
      <text:p text:style-name="P5">¦ History <text:s text:c="6"/>: Initial: Human/Alkari/Silicoid/Mrrshan/Klackon/Meklar/Psilon/Darlok/Sakkra/Bulrathi</text:p>
      <text:p text:style-name="P5">¦ History <text:s text:c="6"/>: Default: Human/Alkari/Silicoid/Mrrshan/Klackon/Meklar/Psilon/Darlok/Sakkra/Bulrathi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Null/Null/Null/Nul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</text:p>
      <text:p text:style-name="P5">LastWord <text:s text:c="7"/>:</text:p>
      <text:p text:style-name="P5"/>
      <text:p text:style-name="P5"/>
      <text:p text:style-name="P5">¦==== Parameter : START PRESET OPPONENT</text:p>
      <text:p text:style-name="P5">; <text:s/></text:p>
      <text:p text:style-name="P5">; To replace the random opponent generation when starting a new game.</text:p>
      <text:p text:style-name="P5">; If option is empty or null, the opponent will be randomly selected.</text:p>
      <text:p text:style-name="P5">; If the option is “random” the opponent will be selected from the full race</text:p>
      <text:p text:style-name="P5">; list.</text:p>
      <text:p text:style-name="P5">; If the option is “GUI” the opponent will be selected from the GUI RACE FILTER</text:p>
      <text:p text:style-name="P5">; list.</text:p>
      <text:p text:style-name="P5">; If the option is “GAME” the opponent will be selected from the GAME RACE</text:p>
      <text:p text:style-name="P5">; FILTER list.</text:p>
      <text:p text:style-name="P5">; If the option is “random race_1, race_2, race_N” the opponent will be</text:p>
      <text:p text:style-name="P5">; selected from the given list.</text:p>
      <text:p text:style-name="P5">; If the list is shorter than the number of opponents, this last option will be</text:p>
      <text:p text:style-name="P5">; applied to the remaining opponents. Otherwise the remaining opponents aren’t</text:p>
      <text:p text:style-name="P5">; changed.</text:p>
      <text:p text:style-name="P5">; When the maximum number of a type of opponent (5) is reached, it’ll be</text:p>
      <text:p text:style-name="P5">; removed from the list of allowed opponents. When this list is empty, sorry, a</text:p>
      <text:p text:style-name="P5">; forbidden race will be chosen.</text:p>
      <text:p text:style-name="P5">; The race list must be written using “/”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, Null, Gui, Game]</text:p>
      <text:p text:style-name="P5">¦ History <text:s text:c="6"/>: Current: Null/Null/Null/Null ¦ Last: </text:p>
      <text:p text:style-name="P5">¦ History <text:s text:c="6"/>: Initial: Human/Alkari/Silicoid/Mrrshan/Klackon/Meklar/Psilon/Darlok/Sakkra/Bulrathi</text:p>
      <text:p text:style-name="P5">¦ History <text:s text:c="6"/>: Default: Human/Alkari/Silicoid/Mrrshan/Klackon/Meklar/Psilon/Darlok/Sakkra/Bulrathi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Null/Null/Null/Nul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</text:p>
      <text:p text:style-name="P5">LastWord <text:s text:c="7"/>:</text:p>
      <text:p text:style-name="P5"/>
      <text:p text:style-name="P5"/>
      <text:p text:style-name="P5">; <text:s/></text:p>
      <text:p text:style-name="P5">; ----------- Advanced Game Options -----------</text:p>
      <text:p text:style-name="P5">; </text:p>
      <text:p text:style-name="P5">¦==== Parameter : GALAXY AGE</text:p>
      <text:p text:style-name="P5">; Options <text:s text:c="6"/>: [Young, Normal, Old]</text:p>
      <text:p text:style-name="P5">¦ History <text:s text:c="6"/>: Current: Normal ¦ Last: Normal ¦ Initial: Normal</text:p>
      <text:p text:style-name="P5"><text:soft-page-break/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Young, Young, Old, Old ; Only 2 choices... Not a range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STAR DENSITY</text:p>
      <text:p text:style-name="P5">; Options <text:s text:c="6"/>: [Lowest, Lower, Low, Normal, High, Higher, Highest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NEBULAE</text:p>
      <text:p text:style-name="P5">; Options <text:s text:c="6"/>: [None, Rare, Uncommon, Normal, Common, Frequent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1, 4 ; Range = Rare .. Common (first option = 0)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PLANET QUALITY</text:p>
      <text:p text:style-name="P5">; Options <text:s text:c="6"/>: [Normal, Larger, Richer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TERRAFORMING</text:p>
      <text:p text:style-name="P5">; Options <text:s text:c="6"/>: [Normal, Reduced, None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<text:soft-page-break/>¦==== Parameter : RANDOM EVENTS</text:p>
      <text:p text:style-name="P5">; Options <text:s text:c="6"/>: [On, Monsters, Off]</text:p>
      <text:p text:style-name="P5">¦ History <text:s text:c="6"/>: Current: Monsters ¦ Last: Monsters ¦ Initial: Monsters</text:p>
      <text:p text:style-name="P5">¦ History <text:s text:c="6"/>: Default: On ¦ Game: </text:p>
      <text:p text:style-name="P5">¦ LOCAL ENABLE <text:s/>: All <text:s text:c="8"/>; [No, All, Save, Load, ·]</text:p>
      <text:p text:style-name="P5"/>
      <text:p text:style-name="P5">Continuation <text:s text:c="3"/>: Monster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On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AI HOSTILITY</text:p>
      <text:p text:style-name="P5">; Options <text:s text:c="6"/>: [Lowest, Lower, Low, Normal, High, Higher, Highest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0, 3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COUNCIL</text:p>
      <text:p text:style-name="P5">; Options <text:s text:c="6"/>: [Immediate, Rebels, None]</text:p>
      <text:p text:style-name="P5">¦ History <text:s text:c="6"/>: Current: Rebels ¦ Last: Rebels ¦ Initial: Rebels</text:p>
      <text:p text:style-name="P5">¦ History <text:s text:c="6"/>: Default: Rebels ¦ Game: </text:p>
      <text:p text:style-name="P5">¦ LOCAL ENABLE <text:s/>: All <text:s text:c="8"/>; [No, All, Save, Load, ·]</text:p>
      <text:p text:style-name="P5"/>
      <text:p text:style-name="P5">Continuation <text:s text:c="3"/>: Rebel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Rebels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RANDOMIZE AI</text:p>
      <text:p text:style-name="P5">; Options <text:s text:c="6"/>: [None, Personality, Ability, Both]</text:p>
      <text:p text:style-name="P5">¦ History <text:s text:c="6"/>: Current: None ¦ Last: None ¦ Initial: None ¦ Default: None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None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ne</text:p>
      <text:p text:style-name="P5">LastWord <text:s text:c="7"/>:</text:p>
      <text:p text:style-name="P5"/>
      <text:p text:style-name="P5"/>
      <text:p text:style-name="P5">¦==== Parameter : AUTOPLAY</text:p>
      <text:p text:style-name="P5">; Options <text:s text:c="6"/>: [Off, Base, Xilmi, Cruel, Random]</text:p>
      <text:p text:style-name="P5">¦ History <text:s text:c="6"/>: Current: Off ¦ Last: Off ¦ Initial: Off ¦ Default: Off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Off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<text:soft-page-break/>MyRandom <text:s text:c="7"/>:</text:p>
      <text:p text:style-name="P5">Vanilla <text:s text:c="8"/>: Off</text:p>
      <text:p text:style-name="P5">LastWord <text:s text:c="7"/>: Off <text:s text:c="8"/>; Only activated thru GUI</text:p>
      <text:p text:style-name="P5"/>
      <text:p text:style-name="P5"/>
      <text:p text:style-name="P5">¦==== Parameter : RESEARCH</text:p>
      <text:p text:style-name="P5">; Options <text:s text:c="6"/>: [Normal, Slow, Slower, Slowest, Fast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WARP SPEED</text:p>
      <text:p text:style-name="P5">; Options <text:s text:c="6"/>: [Normal, Fast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FUEL RANGE</text:p>
      <text:p text:style-name="P5">; Options <text:s text:c="6"/>: [Normal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TECH TRADING</text:p>
      <text:p text:style-name="P5">; Options <text:s text:c="6"/>: [Yes, Allies, No]</text:p>
      <text:p text:style-name="P5">¦ History <text:s text:c="6"/>: Current: Yes ¦ Last: Yes ¦ Initial: Yes ¦ Default: Yes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Yes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COLONIZING</text:p>
      <text:p text:style-name="P5">; Options <text:s text:c="6"/>: [Normal, Restricted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<text:soft-page-break/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; <text:s/></text:p>
      <text:p text:style-name="P5">; ------------- Modnar's Options -------------</text:p>
      <text:p text:style-name="P5">; </text:p>
      <text:p text:style-name="P5">¦==== Parameter : ALWAYS STAR GATES</text:p>
      <text:p text:style-name="P5">; Options <text:s text:c="6"/>: [YES, NO, TRUE, FALSE]</text:p>
      <text:p text:style-name="P5">¦ History <text:s text:c="6"/>: Current: YES ¦ Last: <text:s/>¦ Initial: YES ¦ Default: NO ¦ Game: </text:p>
      <text:p text:style-name="P5">¦ LOCAL ENABLE <text:s/>: All <text:s text:c="8"/>; [No, All, Save, Load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YES <text:s text:c="8"/>; Not Random!</text:p>
      <text:p text:style-name="P5">Vanilla <text:s text:c="8"/>: NO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ALWAYS THORIUM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CHALLENGE MODE</text:p>
      <text:p text:style-name="P5">; Options <text:s text:c="6"/>: [YES, NO, TRUE, FALSE]</text:p>
      <text:p text:style-name="P5">¦ History <text:s text:c="6"/>: Current: YES ¦ Last: <text:s/>¦ Initial: YES ¦ Default: NO ¦ Game: </text:p>
      <text:p text:style-name="P5">¦ LOCAL ENABLE <text:s/>: All <text:s text:c="8"/>; [No, All, Save, Load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BATTLE SCOUT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COMPANION WORLDS</text:p>
      <text:p text:style-name="P5"><text:soft-page-break/>; Options <text:s text:c="6"/>: [Min=0, Max=4, Rnd Low=0, Rnd Up=4]</text:p>
      <text:p text:style-name="P5">¦ History <text:s text:c="6"/>: Current: 4 ¦ Last: <text:s/>¦ Initial: 4 ¦ Default: 0 ¦ Game: </text:p>
      <text:p text:style-name="P5">¦ LOCAL ENABLE <text:s/>: All <text:s text:c="8"/>; [No, All, Save, Load, ·]</text:p>
      <text:p text:style-name="P5"/>
      <text:p text:style-name="P5">Continuation <text:s text:c="3"/>: 4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0</text:p>
      <text:p text:style-name="P5">LastWord <text:s text:c="7"/>:</text:p>
      <text:p text:style-name="P5"/>
      <text:p text:style-name="P5"/>
      <text:p text:style-name="P5">¦==== Parameter : RANDOM TECH START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CUSTOM DIFFICULTY</text:p>
      <text:p text:style-name="P5">; Options <text:s text:c="6"/>: [Min=20, Max=500, Rnd Low=20, Rnd Up=500]</text:p>
      <text:p text:style-name="P5">¦ History <text:s text:c="6"/>: Current: 79 ¦ Last: <text:s/>¦ Initial: 79 ¦ Default: 100 ¦ Game: </text:p>
      <text:p text:style-name="P5">¦ LOCAL ENABLE <text:s/>: All <text:s text:c="8"/>; [No, All, Save, Load, ·]</text:p>
      <text:p text:style-name="P5"/>
      <text:p text:style-name="P5">Continuation <text:s text:c="3"/>: 79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00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DYNAMIC DIFFICULTY</text:p>
      <text:p text:style-name="P5">; Options <text:s text:c="6"/>: [YES, NO, TRUE, FALSE]</text:p>
      <text:p text:style-name="P5">¦ History <text:s text:c="6"/>: Current: YES ¦ Last: <text:s/>¦ Initial: YES ¦ Default: NO ¦ Game: </text:p>
      <text:p text:style-name="P5">¦ LOCAL ENABLE <text:s/>: All <text:s text:c="8"/>; [No, All, Save, Load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MISSILE SIZE MODIFIER</text:p>
      <text:p text:style-name="P5">; Options <text:s text:c="6"/>: [Min=0.1, Max=1.0, Rnd Low=0.1, Rnd Up=1.0]</text:p>
      <text:p text:style-name="P5">¦ History <text:s text:c="6"/>: Current: 0.598852 ¦ Last: <text:s/>¦ Initial: 0.598852</text:p>
      <text:p text:style-name="P5">¦ History <text:s text:c="6"/>: Default: 0.66 ¦ Game: </text:p>
      <text:p text:style-name="P5">¦ LOCAL ENABLE <text:s/>: All <text:s text:c="8"/>; [No, All, Save, Load, ·]</text:p>
      <text:p text:style-name="P5"/>
      <text:p text:style-name="P5">Continuation <text:s text:c="3"/>: 0.598852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0.66</text:p>
      <text:p text:style-name="P5">LastWord <text:s text:c="7"/>:</text:p>
      <text:p text:style-name="P5">; ---- Follow the GUI, not stored in game</text:p>
      <text:p text:style-name="P5"/>
      <text:p text:style-name="P5"><text:soft-page-break/></text:p>
      <text:p text:style-name="P5">¦==== Parameter : RETREAT RESTRICTIONS</text:p>
      <text:p text:style-name="P5">; Options <text:s text:c="6"/>: [None, Ai, Player, None]</text:p>
      <text:p text:style-name="P5">¦ History <text:s text:c="6"/>: Current: 0 ¦ Last: None ¦ Initial: None ¦ Default: None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ne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RETREAT RESTRICTION TURNS</text:p>
      <text:p text:style-name="P5">; Options <text:s text:c="6"/>: [Min=0, Max=100, Rnd Low=0, Rnd Up=100]</text:p>
      <text:p text:style-name="P5">¦ History <text:s text:c="6"/>: Current: 100 ¦ Last: <text:s/>¦ Initial: 100 ¦ Default: 100 ¦ Game: </text:p>
      <text:p text:style-name="P5">¦ LOCAL ENABLE <text:s/>: All <text:s text:c="8"/>; [No, All, Save, Load, ·]</text:p>
      <text:p text:style-name="P5"/>
      <text:p text:style-name="P5">Continuation <text:s text:c="3"/>: 10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00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; <text:s/></text:p>
      <text:p text:style-name="P5">; ------------- Governor Options -------------</text:p>
      <text:p text:style-name="P5">; </text:p>
      <text:p text:style-name="P5">¦==== Parameter : GOVERNOR ON BY DEFAULT</text:p>
      <text:p text:style-name="P5">; Options <text:s text:c="6"/>: [YES, NO, TRUE, FALSE]</text:p>
      <text:p text:style-name="P5">¦ History <text:s text:c="6"/>: Current: YES ¦ Last: <text:s/>¦ Initial: YES ¦ Default: YES ¦ Game: </text:p>
      <text:p text:style-name="P5">¦ LOCAL ENABLE <text:s/>: All <text:s text:c="8"/>; [No, All, Save, Load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YES</text:p>
      <text:p text:style-name="P5">LastWord <text:s text:c="7"/>:</text:p>
      <text:p text:style-name="P5"/>
      <text:p text:style-name="P5"/>
      <text:p text:style-name="P5">¦==== Parameter : AUTOSPEND ON BY DEFAULT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DEFAULT MAX BASES</text:p>
      <text:p text:style-name="P5">; Options <text:s text:c="6"/>: [Min=0, Max=0, Rnd Low=0, Rnd Up=0]</text:p>
      <text:p text:style-name="P5">¦ History <text:s text:c="6"/>: Current: 0 ¦ Last: <text:s/>¦ Initial: 0 ¦ Default: 0 ¦ Game: </text:p>
      <text:p text:style-name="P5">¦ LOCAL ENABLE <text:s/>: All <text:s text:c="8"/>; [No, All, Save, Load, ·]</text:p>
      <text:p text:style-name="P5"/>
      <text:p text:style-name="P5">Continuation <text:s text:c="3"/>: 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<text:soft-page-break/>MyRandom <text:s text:c="7"/>:</text:p>
      <text:p text:style-name="P5">Vanilla <text:s text:c="8"/>: 0</text:p>
      <text:p text:style-name="P5">LastWord <text:s text:c="7"/>:</text:p>
      <text:p text:style-name="P5"/>
      <text:p text:style-name="P5"/>
      <text:p text:style-name="P5">¦==== Parameter : DIVERT EXCESS TO RESEARCH</text:p>
      <text:p text:style-name="P5">; Options <text:s text:c="6"/>: [YES, NO, TRUE, FALSE]</text:p>
      <text:p text:style-name="P5">¦ History <text:s text:c="6"/>: Current: YES ¦ Last: <text:s/>¦ Initial: YES ¦ Default: YES ¦ Game: </text:p>
      <text:p text:style-name="P5">¦ LOCAL ENABLE <text:s/>: All <text:s text:c="8"/>; [No, All, Save, Load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YES</text:p>
      <text:p text:style-name="P5">LastWord <text:s text:c="7"/>:</text:p>
      <text:p text:style-name="P5"/>
      <text:p text:style-name="P5"/>
      <text:p text:style-name="P5">; <text:s/></text:p>
      <text:p text:style-name="P5">; ------------- Broken Registry Options -------------</text:p>
      <text:p text:style-name="P5">; </text:p>
      <text:p text:style-name="P5">¦==== Parameter : FLAG COLOR ORDER</text:p>
      <text:p text:style-name="P5">; <text:s/></text:p>
      <text:p text:style-name="P5">; This setting will change scrolling order of the star flags in the galaxy map</text:p>
      <text:p text:style-name="P5">; List lenght may be shortened. by removing some colors</text:p>
      <text:p text:style-name="P5">; If you remove the "None" one, it will still be available on reset</text:p>
      <text:p text:style-name="P5">; </text:p>
      <text:p text:style-name="P5">; Options <text:s text:c="6"/>: [None, White, Red, Blue, Green, Yellow, Aqua, Orange, Light</text:p>
      <text:p text:style-name="P5">; <text:s text:c="2"/>" " <text:s text:c="8"/>: Blue, Purple, Pink]</text:p>
      <text:p text:style-name="P5">¦ History <text:s text:c="6"/>: Current: NONE/WHITE/RED/BLUE/GREEN/YELLOW/AQUA/ORANGE/LIGHT BLUE/PURPLE/PINK</text:p>
      <text:p text:style-name="P5">¦ History <text:s text:c="6"/>: Last: </text:p>
      <text:p text:style-name="P5">¦ History <text:s text:c="6"/>: Initial: NONE/WHITE/RED/BLUE/GREEN/YELLOW/AQUA/ORANGE/LIGHT BLUE/PURPLE/PINK</text:p>
      <text:p text:style-name="P5">¦ History <text:s text:c="6"/>: Default: NONE/WHITE/RED/BLUE/GREEN/YELLOW/AQUA/ORANGE/LIGHT BLUE/PURPLE/PINK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NONE/WHITE/RED/BLUE/GREEN/YELLOW/AQUA/ORANGE/LIGHT ..</text:p>
      <text:p text:style-name="P5"><text:s text:c="16"/>; BLUE/PURPLE/PINK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NE/WHITE/RED/BLUE/GREEN/YELLOW/AQUA/ORANGE/LIGHT ..</text:p>
      <text:p text:style-name="P5"><text:s text:c="16"/>; BLUE/PURPLE/PINK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MAXIMIZE EMPIRES SPACING</text:p>
      <text:p text:style-name="P5">; <text:s/></text:p>
      <text:p text:style-name="P5">; I don’t like being squeezed in a corned in big map with few opponents...</text:p>
      <text:p text:style-name="P5">; With this option activated, the space between every empire will be maximized.</text:p>
      <text:p text:style-name="P5">; 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PREF STARS PER EMPIRE</text:p>
      <text:p text:style-name="P5">; <text:s/></text:p>
      <text:p text:style-name="P5">; Preferred number of stars around every empires. This parameter will affect</text:p>
      <text:p text:style-name="P5">; the default selected number of opponents, also depend on the size of the</text:p>
      <text:p text:style-name="P5">; galaxy.</text:p>
      <text:p text:style-name="P5"><text:soft-page-break/>; This parameter will be disabled as soon as a number of opponents is chosen.</text:p>
      <text:p text:style-name="P5">; </text:p>
      <text:p text:style-name="P5">; Options <text:s text:c="6"/>: [Min=0, Max=1000000, Rnd Low=16, Rnd Up=24]</text:p>
      <text:p text:style-name="P5">¦ History <text:s text:c="6"/>: Current: 16 ¦ Last: <text:s/>¦ Initial: 16 ¦ Default: 16 ¦ Game: </text:p>
      <text:p text:style-name="P5">¦ LOCAL ENABLE <text:s/>: All <text:s text:c="8"/>; [No, All, Save, Load, ·]</text:p>
      <text:p text:style-name="P5"/>
      <text:p text:style-name="P5">Continuation <text:s text:c="3"/>: 16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6</text:p>
      <text:p text:style-name="P5">LastWord <text:s text:c="7"/>:</text:p>
      <text:p text:style-name="P5"/>
      <text:p text:style-name="P5"/>
      <text:p text:style-name="P5">¦==== Parameter : MIN STARS PER EMPIRE</text:p>
      <text:p text:style-name="P5">; <text:s/></text:p>
      <text:p text:style-name="P5">; Minimum number of stars around every empires.</text:p>
      <text:p text:style-name="P5">; <text:s/>This parameter will affect the maximum number of allowed opponents, also</text:p>
      <text:p text:style-name="P5">; depend on the size of the galaxy.</text:p>
      <text:p text:style-name="P5">; </text:p>
      <text:p text:style-name="P5">; Options <text:s text:c="6"/>: [Min=0, Max=1000000, Rnd Low=4, Rnd Up=16]</text:p>
      <text:p text:style-name="P5">¦ History <text:s text:c="6"/>: Current: 8 ¦ Last: <text:s/>¦ Initial: 8 ¦ Default: 8 ¦ Game: </text:p>
      <text:p text:style-name="P5">¦ LOCAL ENABLE <text:s/>: All <text:s text:c="8"/>; [No, All, Save, Load, ·]</text:p>
      <text:p text:style-name="P5"/>
      <text:p text:style-name="P5">Continuation <text:s text:c="3"/>: 8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8</text:p>
      <text:p text:style-name="P5">LastWord <text:s text:c="7"/>:</text:p>
      <text:p text:style-name="P5"/>
      <text:p text:style-name="P5"/>
      <text:p text:style-name="P5">¦==== Parameter : STAR TYPE PROBABILITY</text:p>
      <text:p text:style-name="P5">; Options <text:s text:c="6"/>: [Red, Orange, Yellow, Blue, White, Purple]</text:p>
      <text:p text:style-name="P5">¦ History <text:s text:c="6"/>: Current: 1.0/1.0/1.0/1.0/1.0/1.0 ¦ Last: </text:p>
      <text:p text:style-name="P5">¦ History <text:s text:c="6"/>: Initial: 1.0/1.0/1.0/1.0/1.0/1.0</text:p>
      <text:p text:style-name="P5">¦ History <text:s text:c="6"/>: Default: 1.0/1.0/1.0/1.0/1.0/1.0 ¦ Game: </text:p>
      <text:p text:style-name="P5">¦ LOCAL ENABLE <text:s/>: All <text:s text:c="8"/>; [No, All, Save, Load, ·]</text:p>
      <text:p text:style-name="P5"/>
      <text:p text:style-name="P5">Continuation <text:s text:c="3"/>: 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</text:p>
      <text:p text:style-name="P5">LastWord <text:s text:c="7"/>:</text:p>
      <text:p text:style-name="P5"/>
      <text:p text:style-name="P5"/>
      <text:p text:style-name="P5">¦==== Parameter : PLANET TYPE PROBABILITY GLOBAL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RED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<text:soft-page-break/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ORANG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YELLOW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BLU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><text:soft-page-break/></text:p>
      <text:p text:style-name="P5">¦==== Parameter : PLANET TYPE PROBABILITY WHIT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PURPL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3cm" style:contextual-spacing="false"/>
      <style:text-properties fo:font-size="14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4cm" fo:margin-bottom="0.101cm" style:contextual-spacing="false" style:page-number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1:43:04.344000000</meta:creation-date>
    <dc:date>2022-06-27T19:27:36.852000000</dc:date>
    <meta:editing-duration>PT5H22M50S</meta:editing-duration>
    <meta:editing-cycles>30</meta:editing-cycles>
    <meta:generator>LibreOffice/7.2.7.2$Windows_X86_64 LibreOffice_project/8d71d29d553c0f7dcbfa38fbfda25ee34cce99a2</meta:generator>
    <meta:document-statistic meta:table-count="0" meta:image-count="0" meta:object-count="0" meta:page-count="24" meta:paragraph-count="1191" meta:word-count="7871" meta:character-count="51859" meta:non-whitespace-character-count="39350"/>
  </office:meta>
</office:document-meta>
</file>